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8.89cm" style:rel-column-width="29126*"/>
    </style:style>
    <style:style style:name="Table1.B" style:family="table-column">
      <style:table-column-properties style:column-width="11.113cm" style:rel-column-width="364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language="la" fo:country="VA" officeooo:rsid="000ee0d6" officeooo:paragraph-rsid="00262fd9" style:font-size-asian="10.5pt"/>
    </style:style>
    <style:style style:name="P2" style:family="paragraph" style:parent-style-name="Standard">
      <style:text-properties fo:language="la" fo:country="VA" officeooo:rsid="00262fd9" officeooo:paragraph-rsid="00262fd9" style:font-size-asian="10.5pt"/>
    </style:style>
    <style:style style:name="P3" style:family="paragraph" style:parent-style-name="Standard">
      <style:text-properties fo:language="la" fo:country="VA" officeooo:rsid="00cfbbb5" officeooo:paragraph-rsid="00cfbbb5" style:font-size-asian="10.5pt"/>
    </style:style>
    <style:style style:name="P4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0908a4f" officeooo:paragraph-rsid="00cfbbb5" style:font-size-asian="10.5pt"/>
    </style:style>
    <style:style style:name="P5" style:family="paragraph" style:parent-style-name="Standard">
      <style:text-properties fo:language="la" fo:country="VA" officeooo:rsid="0110c3d7" officeooo:paragraph-rsid="0110c3d7" style:font-size-asian="10.5pt"/>
    </style:style>
    <style:style style:name="P6" style:family="paragraph" style:parent-style-name="Standard">
      <style:paragraph-properties>
        <style:tab-stops>
          <style:tab-stop style:position="9.278cm"/>
        </style:tab-stops>
      </style:paragraph-properties>
      <style:text-properties fo:language="la" fo:country="VA" officeooo:rsid="01e23590" officeooo:paragraph-rsid="01e23590" style:font-size-asian="10.5pt"/>
    </style:style>
    <style:style style:name="P7" style:family="paragraph" style:parent-style-name="Standard">
      <style:text-properties fo:font-size="9pt" fo:language="la" fo:country="VA" style:font-size-asian="9pt" style:font-size-complex="9pt"/>
    </style:style>
    <style:style style:name="P8" style:family="paragraph" style:parent-style-name="Standard">
      <style:text-properties fo:font-size="9pt" fo:language="la" fo:country="VA" officeooo:paragraph-rsid="01288a4e" style:font-size-asian="9pt" style:font-size-complex="9pt"/>
    </style:style>
    <style:style style:name="P9" style:family="paragraph" style:parent-style-name="Standard">
      <style:text-properties fo:font-size="9pt" fo:language="la" fo:country="VA" officeooo:rsid="00e98cef" officeooo:paragraph-rsid="00e98cef" style:font-size-asian="9pt" style:font-size-complex="9pt"/>
    </style:style>
    <style:style style:name="P10" style:family="paragraph" style:parent-style-name="Standard">
      <style:text-properties fo:font-size="9pt" fo:language="la" fo:country="VA" officeooo:rsid="00e99730" officeooo:paragraph-rsid="00e99730" style:font-size-asian="9pt" style:font-size-complex="9pt"/>
    </style:style>
    <style:style style:name="P11" style:family="paragraph" style:parent-style-name="Standard">
      <style:text-properties fo:font-size="9pt" fo:language="la" fo:country="VA" officeooo:rsid="00ed2688" officeooo:paragraph-rsid="00ed2688" style:font-size-asian="9pt" style:font-size-complex="9pt"/>
    </style:style>
    <style:style style:name="P12" style:family="paragraph" style:parent-style-name="Standard">
      <style:text-properties fo:font-size="9pt" fo:language="la" fo:country="VA" officeooo:rsid="00f01dc5" officeooo:paragraph-rsid="00f01dc5" style:font-size-asian="9pt" style:font-size-complex="9pt"/>
    </style:style>
    <style:style style:name="P13" style:family="paragraph" style:parent-style-name="Standard">
      <style:text-properties fo:font-size="9pt" fo:language="la" fo:country="VA" officeooo:rsid="00f33c90" officeooo:paragraph-rsid="00f33c90" style:font-size-asian="9pt" style:font-size-complex="9pt"/>
    </style:style>
    <style:style style:name="P14" style:family="paragraph" style:parent-style-name="Standard">
      <style:text-properties fo:font-size="9pt" fo:language="la" fo:country="VA" officeooo:rsid="00f53caa" officeooo:paragraph-rsid="00f53caa" style:font-size-asian="9pt" style:font-size-complex="9pt"/>
    </style:style>
    <style:style style:name="P15" style:family="paragraph" style:parent-style-name="Standard">
      <style:text-properties fo:font-size="9pt" fo:language="la" fo:country="VA" officeooo:rsid="00f5bc96" officeooo:paragraph-rsid="00f5bc96" style:font-size-asian="9pt" style:font-size-complex="9pt"/>
    </style:style>
    <style:style style:name="P16" style:family="paragraph" style:parent-style-name="Standard">
      <style:text-properties fo:font-size="9pt" fo:language="la" fo:country="VA" officeooo:rsid="00f7cd8e" officeooo:paragraph-rsid="00f7cd8e" style:font-size-asian="9pt" style:font-size-complex="9pt"/>
    </style:style>
    <style:style style:name="P17" style:family="paragraph" style:parent-style-name="Standard">
      <style:text-properties fo:font-size="9pt" fo:language="la" fo:country="VA" officeooo:rsid="00f9e7a0" officeooo:paragraph-rsid="00f9e7a0" style:font-size-asian="9pt" style:font-size-complex="9pt"/>
    </style:style>
    <style:style style:name="P18" style:family="paragraph" style:parent-style-name="Standard">
      <style:text-properties fo:font-size="9pt" fo:language="la" fo:country="VA" officeooo:rsid="00fb07a0" officeooo:paragraph-rsid="00fb07a0" style:font-size-asian="9pt" style:font-size-complex="9pt"/>
    </style:style>
    <style:style style:name="P19" style:family="paragraph" style:parent-style-name="Standard">
      <style:text-properties fo:font-size="9pt" fo:language="la" fo:country="VA" officeooo:rsid="00fb07a0" officeooo:paragraph-rsid="01723b91" style:font-size-asian="9pt" style:font-size-complex="9pt"/>
    </style:style>
    <style:style style:name="P20" style:family="paragraph" style:parent-style-name="Standard">
      <style:text-properties fo:font-size="9pt" fo:language="la" fo:country="VA" officeooo:rsid="00fc272a" officeooo:paragraph-rsid="00fc272a" style:font-size-asian="9pt" style:font-size-complex="9pt"/>
    </style:style>
    <style:style style:name="P21" style:family="paragraph" style:parent-style-name="Standard">
      <style:text-properties fo:font-size="9pt" fo:language="la" fo:country="VA" officeooo:paragraph-rsid="0103dde0" style:font-size-asian="9pt" style:font-size-complex="9pt"/>
    </style:style>
    <style:style style:name="P22" style:family="paragraph" style:parent-style-name="Standard">
      <style:text-properties fo:font-size="9pt" fo:language="la" fo:country="VA" officeooo:paragraph-rsid="010549d0" style:font-size-asian="9pt" style:font-size-complex="9pt"/>
    </style:style>
    <style:style style:name="P23" style:family="paragraph" style:parent-style-name="Standard">
      <style:text-properties fo:font-size="9pt" fo:language="la" fo:country="VA" officeooo:paragraph-rsid="010625c7" style:font-size-asian="9pt" style:font-size-complex="9pt"/>
    </style:style>
    <style:style style:name="P24" style:family="paragraph" style:parent-style-name="Standard">
      <style:text-properties fo:font-size="9pt" fo:language="la" fo:country="VA" officeooo:paragraph-rsid="0106807e" style:font-size-asian="9pt" style:font-size-complex="9pt"/>
    </style:style>
    <style:style style:name="P25" style:family="paragraph" style:parent-style-name="Standard">
      <style:text-properties fo:font-size="9pt" fo:language="la" fo:country="VA" officeooo:paragraph-rsid="010a8cfa" style:font-size-asian="9pt" style:font-size-complex="9pt"/>
    </style:style>
    <style:style style:name="P26" style:family="paragraph" style:parent-style-name="Standard">
      <style:text-properties fo:font-size="9pt" fo:language="la" fo:country="VA" officeooo:paragraph-rsid="010ad8b9" style:font-size-asian="9pt" style:font-size-complex="9pt"/>
    </style:style>
    <style:style style:name="P27" style:family="paragraph" style:parent-style-name="Standard">
      <style:text-properties fo:font-size="9pt" fo:language="la" fo:country="VA" officeooo:paragraph-rsid="010b14f8" style:font-size-asian="9pt" style:font-size-complex="9pt"/>
    </style:style>
    <style:style style:name="P28" style:family="paragraph" style:parent-style-name="Standard">
      <style:text-properties fo:font-size="9pt" fo:language="la" fo:country="VA" officeooo:paragraph-rsid="010d4986" style:font-size-asian="9pt" style:font-size-complex="9pt"/>
    </style:style>
    <style:style style:name="P29" style:family="paragraph" style:parent-style-name="Standard">
      <style:text-properties fo:font-size="9pt" fo:language="la" fo:country="VA" officeooo:paragraph-rsid="0115a20f" style:font-size-asian="9pt" style:font-size-complex="9pt"/>
    </style:style>
    <style:style style:name="P30" style:family="paragraph" style:parent-style-name="Standard">
      <style:text-properties fo:font-size="9pt" fo:language="la" fo:country="VA" officeooo:paragraph-rsid="0116ec71" style:font-size-asian="9pt" style:font-size-complex="9pt"/>
    </style:style>
    <style:style style:name="P31" style:family="paragraph" style:parent-style-name="Standard">
      <style:text-properties fo:font-size="9pt" fo:language="la" fo:country="VA" officeooo:paragraph-rsid="018d3850" style:font-size-asian="9pt" style:font-size-complex="9pt"/>
    </style:style>
    <style:style style:name="P32" style:family="paragraph" style:parent-style-name="Standard">
      <style:text-properties fo:font-size="9pt" fo:language="la" fo:country="VA" officeooo:paragraph-rsid="0117c139" style:font-size-asian="9pt" style:font-size-complex="9pt"/>
    </style:style>
    <style:style style:name="P33" style:family="paragraph" style:parent-style-name="Standard">
      <style:text-properties fo:font-size="9pt" fo:language="la" fo:country="VA" officeooo:paragraph-rsid="0118ebf2" style:font-size-asian="9pt" style:font-size-complex="9pt"/>
    </style:style>
    <style:style style:name="P34" style:family="paragraph" style:parent-style-name="Standard">
      <style:text-properties fo:font-size="9pt" fo:language="la" fo:country="VA" officeooo:paragraph-rsid="011929e6" style:font-size-asian="9pt" style:font-size-complex="9pt"/>
    </style:style>
    <style:style style:name="P35" style:family="paragraph" style:parent-style-name="Standard">
      <style:text-properties fo:font-size="9pt" fo:language="la" fo:country="VA" officeooo:paragraph-rsid="011a5b14" style:font-size-asian="9pt" style:font-size-complex="9pt"/>
    </style:style>
    <style:style style:name="P36" style:family="paragraph" style:parent-style-name="Standard">
      <style:text-properties fo:font-size="9pt" fo:language="la" fo:country="VA" officeooo:paragraph-rsid="011c4798" style:font-size-asian="9pt" style:font-size-complex="9pt"/>
    </style:style>
    <style:style style:name="P37" style:family="paragraph" style:parent-style-name="Standard">
      <style:text-properties fo:font-size="9pt" fo:language="la" fo:country="VA" officeooo:paragraph-rsid="011c7cd5" style:font-size-asian="9pt" style:font-size-complex="9pt"/>
    </style:style>
    <style:style style:name="P38" style:family="paragraph" style:parent-style-name="Standard">
      <style:text-properties fo:font-size="9pt" fo:language="la" fo:country="VA" officeooo:paragraph-rsid="011d7a06" style:font-size-asian="9pt" style:font-size-complex="9pt"/>
    </style:style>
    <style:style style:name="P39" style:family="paragraph" style:parent-style-name="Standard">
      <style:text-properties fo:font-size="9pt" fo:language="la" fo:country="VA" officeooo:paragraph-rsid="011df39d" style:font-size-asian="9pt" style:font-size-complex="9pt"/>
    </style:style>
    <style:style style:name="P40" style:family="paragraph" style:parent-style-name="Standard">
      <style:text-properties fo:font-size="9pt" fo:language="la" fo:country="VA" officeooo:paragraph-rsid="011faf42" style:font-size-asian="9pt" style:font-size-complex="9pt"/>
    </style:style>
    <style:style style:name="P41" style:family="paragraph" style:parent-style-name="Standard">
      <style:text-properties fo:font-size="9pt" fo:language="la" fo:country="VA" officeooo:paragraph-rsid="0121497f" style:font-size-asian="9pt" style:font-size-complex="9pt"/>
    </style:style>
    <style:style style:name="P42" style:family="paragraph" style:parent-style-name="Standard">
      <style:text-properties fo:font-size="9pt" fo:language="la" fo:country="VA" officeooo:paragraph-rsid="012245e9" style:font-size-asian="9pt" style:font-size-complex="9pt"/>
    </style:style>
    <style:style style:name="P43" style:family="paragraph" style:parent-style-name="Standard">
      <style:text-properties fo:font-size="9pt" fo:language="la" fo:country="VA" officeooo:paragraph-rsid="0122f7f3" style:font-size-asian="9pt" style:font-size-complex="9pt"/>
    </style:style>
    <style:style style:name="P44" style:family="paragraph" style:parent-style-name="Standard">
      <style:text-properties fo:font-size="9pt" fo:language="la" fo:country="VA" officeooo:paragraph-rsid="012a0eb9" style:font-size-asian="9pt" style:font-size-complex="9pt"/>
    </style:style>
    <style:style style:name="P45" style:family="paragraph" style:parent-style-name="Standard">
      <style:text-properties fo:font-size="9pt" fo:language="la" fo:country="VA" officeooo:paragraph-rsid="012ccdaf" style:font-size-asian="9pt" style:font-size-complex="9pt"/>
    </style:style>
    <style:style style:name="P46" style:family="paragraph" style:parent-style-name="Standard">
      <style:text-properties fo:font-size="9pt" fo:language="la" fo:country="VA" officeooo:paragraph-rsid="01300e1b" style:font-size-asian="9pt" style:font-size-complex="9pt"/>
    </style:style>
    <style:style style:name="P47" style:family="paragraph" style:parent-style-name="Standard">
      <style:text-properties fo:font-size="9pt" fo:language="la" fo:country="VA" officeooo:paragraph-rsid="0131c4fb" style:font-size-asian="9pt" style:font-size-complex="9pt"/>
    </style:style>
    <style:style style:name="P48" style:family="paragraph" style:parent-style-name="Standard">
      <style:text-properties fo:font-size="9pt" fo:language="la" fo:country="VA" officeooo:paragraph-rsid="01321beb" style:font-size-asian="9pt" style:font-size-complex="9pt"/>
    </style:style>
    <style:style style:name="P49" style:family="paragraph" style:parent-style-name="Standard">
      <style:text-properties fo:font-size="9pt" fo:language="la" fo:country="VA" officeooo:paragraph-rsid="013338c3" style:font-size-asian="9pt" style:font-size-complex="9pt"/>
    </style:style>
    <style:style style:name="P50" style:family="paragraph" style:parent-style-name="Standard">
      <style:text-properties fo:font-size="9pt" fo:language="la" fo:country="VA" officeooo:paragraph-rsid="01343e31" style:font-size-asian="9pt" style:font-size-complex="9pt"/>
    </style:style>
    <style:style style:name="P51" style:family="paragraph" style:parent-style-name="Standard">
      <style:text-properties fo:font-size="9pt" fo:language="la" fo:country="VA" officeooo:paragraph-rsid="01364790" style:font-size-asian="9pt" style:font-size-complex="9pt"/>
    </style:style>
    <style:style style:name="P52" style:family="paragraph" style:parent-style-name="Standard">
      <style:text-properties fo:font-size="9pt" fo:language="la" fo:country="VA" officeooo:paragraph-rsid="0138d49b" style:font-size-asian="9pt" style:font-size-complex="9pt"/>
    </style:style>
    <style:style style:name="P53" style:family="paragraph" style:parent-style-name="Standard">
      <style:text-properties fo:font-size="9pt" fo:language="la" fo:country="VA" officeooo:paragraph-rsid="01d67f34" style:font-size-asian="9pt" style:font-size-complex="9pt"/>
    </style:style>
    <style:style style:name="P54" style:family="paragraph" style:parent-style-name="Standard">
      <style:text-properties fo:font-size="9pt" fo:language="la" fo:country="VA" officeooo:paragraph-rsid="00da9a58" style:font-size-asian="9pt" style:font-size-complex="9pt"/>
    </style:style>
    <style:style style:name="P55" style:family="paragraph" style:parent-style-name="Standard">
      <style:text-properties fo:font-size="9pt" fo:language="la" fo:country="VA" officeooo:paragraph-rsid="013be80d" style:font-size-asian="9pt" style:font-size-complex="9pt"/>
    </style:style>
    <style:style style:name="P56" style:family="paragraph" style:parent-style-name="Standard">
      <style:text-properties fo:font-size="9pt" fo:language="la" fo:country="VA" officeooo:paragraph-rsid="01a94e29" style:font-size-asian="9pt" style:font-size-complex="9pt"/>
    </style:style>
    <style:style style:name="P57" style:family="paragraph" style:parent-style-name="Standard">
      <style:text-properties fo:font-size="9pt" fo:language="la" fo:country="VA" officeooo:paragraph-rsid="013c93a3" style:font-size-asian="9pt" style:font-size-complex="9pt"/>
    </style:style>
    <style:style style:name="P58" style:family="paragraph" style:parent-style-name="Standard">
      <style:text-properties fo:font-size="9pt" fo:language="la" fo:country="VA" officeooo:paragraph-rsid="013e3571" style:font-size-asian="9pt" style:font-size-complex="9pt"/>
    </style:style>
    <style:style style:name="P59" style:family="paragraph" style:parent-style-name="Standard">
      <style:text-properties fo:font-size="9pt" fo:language="la" fo:country="VA" officeooo:paragraph-rsid="013ec8a5" style:font-size-asian="9pt" style:font-size-complex="9pt"/>
    </style:style>
    <style:style style:name="P60" style:family="paragraph" style:parent-style-name="Standard">
      <style:text-properties fo:font-size="9pt" fo:language="la" fo:country="VA" officeooo:paragraph-rsid="013fd180" style:font-size-asian="9pt" style:font-size-complex="9pt"/>
    </style:style>
    <style:style style:name="P61" style:family="paragraph" style:parent-style-name="Standard">
      <style:text-properties fo:font-size="9pt" fo:language="la" fo:country="VA" officeooo:paragraph-rsid="0141ba0c" style:font-size-asian="9pt" style:font-size-complex="9pt"/>
    </style:style>
    <style:style style:name="P62" style:family="paragraph" style:parent-style-name="Standard">
      <style:text-properties fo:font-size="9pt" fo:language="la" fo:country="VA" officeooo:paragraph-rsid="0143abaf" style:font-size-asian="9pt" style:font-size-complex="9pt"/>
    </style:style>
    <style:style style:name="P63" style:family="paragraph" style:parent-style-name="Standard">
      <style:text-properties fo:font-size="9pt" fo:language="la" fo:country="VA" officeooo:paragraph-rsid="0144e9a1" style:font-size-asian="9pt" style:font-size-complex="9pt"/>
    </style:style>
    <style:style style:name="P64" style:family="paragraph" style:parent-style-name="Standard">
      <style:text-properties fo:font-size="9pt" fo:language="la" fo:country="VA" officeooo:paragraph-rsid="01496e4a" style:font-size-asian="9pt" style:font-size-complex="9pt"/>
    </style:style>
    <style:style style:name="P65" style:family="paragraph" style:parent-style-name="Standard">
      <style:text-properties fo:font-size="9pt" fo:language="la" fo:country="VA" officeooo:paragraph-rsid="0149bf76" style:font-size-asian="9pt" style:font-size-complex="9pt"/>
    </style:style>
    <style:style style:name="P66" style:family="paragraph" style:parent-style-name="Standard">
      <style:text-properties fo:font-size="9pt" fo:language="la" fo:country="VA" officeooo:paragraph-rsid="014a8969" style:font-size-asian="9pt" style:font-size-complex="9pt"/>
    </style:style>
    <style:style style:name="P67" style:family="paragraph" style:parent-style-name="Standard">
      <style:text-properties fo:font-size="9pt" fo:language="la" fo:country="VA" officeooo:paragraph-rsid="014c1dc3" style:font-size-asian="9pt" style:font-size-complex="9pt"/>
    </style:style>
    <style:style style:name="P68" style:family="paragraph" style:parent-style-name="Standard">
      <style:text-properties fo:font-size="9pt" fo:language="la" fo:country="VA" officeooo:paragraph-rsid="014d761e" style:font-size-asian="9pt" style:font-size-complex="9pt"/>
    </style:style>
    <style:style style:name="P69" style:family="paragraph" style:parent-style-name="Standard">
      <style:text-properties fo:font-size="9pt" fo:language="la" fo:country="VA" officeooo:paragraph-rsid="00db3a20" style:font-size-asian="9pt" style:font-size-complex="9pt"/>
    </style:style>
    <style:style style:name="P70" style:family="paragraph" style:parent-style-name="Standard">
      <style:text-properties fo:font-size="9pt" fo:language="la" fo:country="VA" officeooo:paragraph-rsid="01528c74" style:font-size-asian="9pt" style:font-size-complex="9pt"/>
    </style:style>
    <style:style style:name="P71" style:family="paragraph" style:parent-style-name="Standard">
      <style:text-properties fo:font-size="9pt" fo:language="la" fo:country="VA" officeooo:paragraph-rsid="0153ba08" style:font-size-asian="9pt" style:font-size-complex="9pt"/>
    </style:style>
    <style:style style:name="P72" style:family="paragraph" style:parent-style-name="Standard">
      <style:text-properties fo:font-size="9pt" fo:language="la" fo:country="VA" officeooo:paragraph-rsid="01553175" style:font-size-asian="9pt" style:font-size-complex="9pt"/>
    </style:style>
    <style:style style:name="P73" style:family="paragraph" style:parent-style-name="Standard">
      <style:text-properties fo:font-size="9pt" fo:language="la" fo:country="VA" officeooo:paragraph-rsid="00de7f09" style:font-size-asian="9pt" style:font-size-complex="9pt"/>
    </style:style>
    <style:style style:name="P74" style:family="paragraph" style:parent-style-name="Standard">
      <style:text-properties fo:font-size="9pt" fo:language="la" fo:country="VA" officeooo:paragraph-rsid="01c2f505" style:font-size-asian="9pt" style:font-size-complex="9pt"/>
    </style:style>
    <style:style style:name="P75" style:family="paragraph" style:parent-style-name="Standard">
      <style:text-properties fo:font-size="9pt" fo:language="la" fo:country="VA" officeooo:paragraph-rsid="015c40a1" style:font-size-asian="9pt" style:font-size-complex="9pt"/>
    </style:style>
    <style:style style:name="P76" style:family="paragraph" style:parent-style-name="Standard">
      <style:text-properties fo:font-size="9pt" fo:language="la" fo:country="VA" officeooo:paragraph-rsid="015dc389" style:font-size-asian="9pt" style:font-size-complex="9pt"/>
    </style:style>
    <style:style style:name="P77" style:family="paragraph" style:parent-style-name="Standard">
      <style:text-properties fo:font-size="9pt" fo:language="la" fo:country="VA" officeooo:paragraph-rsid="015ead93" style:font-size-asian="9pt" style:font-size-complex="9pt"/>
    </style:style>
    <style:style style:name="P78" style:family="paragraph" style:parent-style-name="Standard">
      <style:text-properties fo:font-size="9pt" fo:language="la" fo:country="VA" officeooo:paragraph-rsid="0160288e" style:font-size-asian="9pt" style:font-size-complex="9pt"/>
    </style:style>
    <style:style style:name="P79" style:family="paragraph" style:parent-style-name="Standard">
      <style:text-properties fo:font-size="9pt" fo:language="la" fo:country="VA" officeooo:paragraph-rsid="01c384af" style:font-size-asian="9pt" style:font-size-complex="9pt"/>
    </style:style>
    <style:style style:name="P80" style:family="paragraph" style:parent-style-name="Standard">
      <style:text-properties fo:font-size="9pt" fo:language="la" fo:country="VA" officeooo:paragraph-rsid="016102a5" style:font-size-asian="9pt" style:font-size-complex="9pt"/>
    </style:style>
    <style:style style:name="P81" style:family="paragraph" style:parent-style-name="Standard">
      <style:text-properties fo:font-size="9pt" fo:language="la" fo:country="VA" officeooo:paragraph-rsid="0161c5e7" style:font-size-asian="9pt" style:font-size-complex="9pt"/>
    </style:style>
    <style:style style:name="P82" style:family="paragraph" style:parent-style-name="Standard">
      <style:text-properties fo:font-size="9pt" fo:language="la" fo:country="VA" officeooo:paragraph-rsid="016214fd" style:font-size-asian="9pt" style:font-size-complex="9pt"/>
    </style:style>
    <style:style style:name="P83" style:family="paragraph" style:parent-style-name="Standard">
      <style:text-properties fo:font-size="9pt" fo:language="la" fo:country="VA" officeooo:paragraph-rsid="01651125" style:font-size-asian="9pt" style:font-size-complex="9pt"/>
    </style:style>
    <style:style style:name="P84" style:family="paragraph" style:parent-style-name="Standard">
      <style:text-properties fo:font-size="9pt" fo:language="la" fo:country="VA" officeooo:paragraph-rsid="0167ad65" style:font-size-asian="9pt" style:font-size-complex="9pt"/>
    </style:style>
    <style:style style:name="P85" style:family="paragraph" style:parent-style-name="Standard">
      <style:text-properties fo:font-size="9pt" fo:language="la" fo:country="VA" officeooo:paragraph-rsid="016823cb" style:font-size-asian="9pt" style:font-size-complex="9pt"/>
    </style:style>
    <style:style style:name="P86" style:family="paragraph" style:parent-style-name="Standard">
      <style:text-properties fo:font-size="9pt" fo:language="la" fo:country="VA" officeooo:paragraph-rsid="01683733" style:font-size-asian="9pt" style:font-size-complex="9pt"/>
    </style:style>
    <style:style style:name="P87" style:family="paragraph" style:parent-style-name="Standard">
      <style:text-properties fo:font-size="9pt" fo:language="la" fo:country="VA" officeooo:paragraph-rsid="0169c212" style:font-size-asian="9pt" style:font-size-complex="9pt"/>
    </style:style>
    <style:style style:name="P88" style:family="paragraph" style:parent-style-name="Standard">
      <style:text-properties fo:font-size="9pt" fo:language="la" fo:country="VA" officeooo:paragraph-rsid="016b9073" style:font-size-asian="9pt" style:font-size-complex="9pt"/>
    </style:style>
    <style:style style:name="P89" style:family="paragraph" style:parent-style-name="Standard">
      <style:text-properties fo:font-size="9pt" fo:language="la" fo:country="VA" officeooo:paragraph-rsid="016c7f13" style:font-size-asian="9pt" style:font-size-complex="9pt"/>
    </style:style>
    <style:style style:name="P90" style:family="paragraph" style:parent-style-name="Standard">
      <style:text-properties fo:font-size="9pt" fo:language="la" fo:country="VA" officeooo:paragraph-rsid="016dc08e" style:font-size-asian="9pt" style:font-size-complex="9pt"/>
    </style:style>
    <style:style style:name="P91" style:family="paragraph" style:parent-style-name="Standard">
      <style:text-properties fo:font-size="9pt" fo:language="la" fo:country="VA" officeooo:paragraph-rsid="016e9939" style:font-size-asian="9pt" style:font-size-complex="9pt"/>
    </style:style>
    <style:style style:name="P92" style:family="paragraph" style:parent-style-name="Standard">
      <style:text-properties fo:font-size="9pt" fo:language="la" fo:country="VA" officeooo:paragraph-rsid="00e220ca" style:font-size-asian="9pt" style:font-size-complex="9pt"/>
    </style:style>
    <style:style style:name="P93" style:family="paragraph" style:parent-style-name="Standard">
      <style:text-properties fo:font-size="9pt" fo:language="la" fo:country="VA" officeooo:paragraph-rsid="01758d3e" style:font-size-asian="9pt" style:font-size-complex="9pt"/>
    </style:style>
    <style:style style:name="P94" style:family="paragraph" style:parent-style-name="Standard">
      <style:text-properties fo:font-size="9pt" fo:language="la" fo:country="VA" officeooo:rsid="00f16c1d" officeooo:paragraph-rsid="00f16c1d" style:font-size-asian="9pt" style:font-size-complex="9pt"/>
    </style:style>
    <style:style style:name="P95" style:family="paragraph" style:parent-style-name="Standard">
      <style:text-properties fo:font-size="9pt" fo:language="la" fo:country="VA" officeooo:rsid="00f5e9b6" officeooo:paragraph-rsid="00f5e9b6" style:font-size-asian="9pt" style:font-size-complex="9pt"/>
    </style:style>
    <style:style style:name="P96" style:family="paragraph" style:parent-style-name="Standard">
      <style:text-properties fo:font-size="9pt" fo:language="la" fo:country="VA" officeooo:rsid="00f845e6" officeooo:paragraph-rsid="00f845e6" style:font-size-asian="9pt" style:font-size-complex="9pt"/>
    </style:style>
    <style:style style:name="P97" style:family="paragraph" style:parent-style-name="Standard">
      <style:text-properties fo:font-size="9pt" fo:language="la" fo:country="VA" officeooo:rsid="00fc54f0" officeooo:paragraph-rsid="00fc54f0" style:font-size-asian="9pt" style:font-size-complex="9pt"/>
    </style:style>
    <style:style style:name="P98" style:family="paragraph" style:parent-style-name="Standard">
      <style:text-properties fo:font-size="9pt" fo:language="la" fo:country="VA" officeooo:paragraph-rsid="01fdf251" style:font-size-asian="9pt" style:font-size-complex="9pt"/>
    </style:style>
    <style:style style:name="P99" style:family="paragraph" style:parent-style-name="Standard">
      <style:text-properties fo:font-size="9pt" fo:language="la" fo:country="VA" officeooo:rsid="020b33c9" officeooo:paragraph-rsid="020b33c9" style:font-size-asian="9pt" style:font-size-complex="9pt"/>
    </style:style>
    <style:style style:name="T1" style:family="text">
      <style:text-properties officeooo:rsid="00ad024e"/>
    </style:style>
    <style:style style:name="T2" style:family="text">
      <style:text-properties officeooo:rsid="00cb238b"/>
    </style:style>
    <style:style style:name="T3" style:family="text">
      <style:text-properties officeooo:rsid="00ce3dad"/>
    </style:style>
    <style:style style:name="T4" style:family="text">
      <style:text-properties officeooo:rsid="00e74a8a"/>
    </style:style>
    <style:style style:name="T5" style:family="text">
      <style:text-properties officeooo:rsid="00e92216"/>
    </style:style>
    <style:style style:name="T6" style:family="text">
      <style:text-properties officeooo:rsid="00e99730"/>
    </style:style>
    <style:style style:name="T7" style:family="text">
      <style:text-properties officeooo:rsid="00f16c1d"/>
    </style:style>
    <style:style style:name="T8" style:family="text">
      <style:text-properties officeooo:rsid="00f21c6a"/>
    </style:style>
    <style:style style:name="T9" style:family="text">
      <style:text-properties officeooo:rsid="00f53caa"/>
    </style:style>
    <style:style style:name="T10" style:family="text">
      <style:text-properties officeooo:rsid="00f5bc96"/>
    </style:style>
    <style:style style:name="T11" style:family="text">
      <style:text-properties officeooo:rsid="00f5e9b6"/>
    </style:style>
    <style:style style:name="T12" style:family="text">
      <style:text-properties officeooo:rsid="00fb07a0"/>
    </style:style>
    <style:style style:name="T13" style:family="text">
      <style:text-properties officeooo:rsid="00fc54f0"/>
    </style:style>
    <style:style style:name="T14" style:family="text">
      <style:text-properties officeooo:rsid="01030eff"/>
    </style:style>
    <style:style style:name="T15" style:family="text">
      <style:text-properties officeooo:rsid="0103dde0"/>
    </style:style>
    <style:style style:name="T16" style:family="text">
      <style:text-properties officeooo:rsid="010549d0"/>
    </style:style>
    <style:style style:name="T17" style:family="text">
      <style:text-properties officeooo:rsid="0105c602"/>
    </style:style>
    <style:style style:name="T18" style:family="text">
      <style:text-properties officeooo:rsid="010625c7"/>
    </style:style>
    <style:style style:name="T19" style:family="text">
      <style:text-properties officeooo:rsid="0106807e"/>
    </style:style>
    <style:style style:name="T20" style:family="text">
      <style:text-properties officeooo:rsid="010a8cfa"/>
    </style:style>
    <style:style style:name="T21" style:family="text">
      <style:text-properties officeooo:rsid="010ad8b9"/>
    </style:style>
    <style:style style:name="T22" style:family="text">
      <style:text-properties officeooo:rsid="010b14f8"/>
    </style:style>
    <style:style style:name="T23" style:family="text">
      <style:text-properties officeooo:rsid="010d4986"/>
    </style:style>
    <style:style style:name="T24" style:family="text">
      <style:text-properties officeooo:rsid="0115a20f"/>
    </style:style>
    <style:style style:name="T25" style:family="text">
      <style:text-properties officeooo:rsid="01161cdb"/>
    </style:style>
    <style:style style:name="T26" style:family="text">
      <style:text-properties officeooo:rsid="01163557"/>
    </style:style>
    <style:style style:name="T27" style:family="text">
      <style:text-properties officeooo:rsid="0116ec71"/>
    </style:style>
    <style:style style:name="T28" style:family="text">
      <style:text-properties officeooo:rsid="0117c139"/>
    </style:style>
    <style:style style:name="T29" style:family="text">
      <style:text-properties officeooo:rsid="0118ebf2"/>
    </style:style>
    <style:style style:name="T30" style:family="text">
      <style:text-properties officeooo:rsid="011929e6"/>
    </style:style>
    <style:style style:name="T31" style:family="text">
      <style:text-properties officeooo:rsid="011958d1"/>
    </style:style>
    <style:style style:name="T32" style:family="text">
      <style:text-properties officeooo:rsid="011a5b14"/>
    </style:style>
    <style:style style:name="T33" style:family="text">
      <style:text-properties officeooo:rsid="011c4798"/>
    </style:style>
    <style:style style:name="T34" style:family="text">
      <style:text-properties officeooo:rsid="011c7cd5"/>
    </style:style>
    <style:style style:name="T35" style:family="text">
      <style:text-properties officeooo:rsid="011d7a06"/>
    </style:style>
    <style:style style:name="T36" style:family="text">
      <style:text-properties officeooo:rsid="011df39d"/>
    </style:style>
    <style:style style:name="T37" style:family="text">
      <style:text-properties officeooo:rsid="011faf42"/>
    </style:style>
    <style:style style:name="T38" style:family="text">
      <style:text-properties officeooo:rsid="0121497f"/>
    </style:style>
    <style:style style:name="T39" style:family="text">
      <style:text-properties officeooo:rsid="012245e9"/>
    </style:style>
    <style:style style:name="T40" style:family="text">
      <style:text-properties officeooo:rsid="0122f7f3"/>
    </style:style>
    <style:style style:name="T41" style:family="text">
      <style:text-properties officeooo:rsid="0124b4b1"/>
    </style:style>
    <style:style style:name="T42" style:family="text">
      <style:text-properties officeooo:rsid="01288a4e"/>
    </style:style>
    <style:style style:name="T43" style:family="text">
      <style:text-properties officeooo:rsid="012a0eb9"/>
    </style:style>
    <style:style style:name="T44" style:family="text">
      <style:text-properties officeooo:rsid="012b1fd3"/>
    </style:style>
    <style:style style:name="T45" style:family="text">
      <style:text-properties officeooo:rsid="012cb77f"/>
    </style:style>
    <style:style style:name="T46" style:family="text">
      <style:text-properties officeooo:rsid="012ccdaf"/>
    </style:style>
    <style:style style:name="T47" style:family="text">
      <style:text-properties officeooo:rsid="01300e1b"/>
    </style:style>
    <style:style style:name="T48" style:family="text">
      <style:text-properties officeooo:rsid="0131c4fb"/>
    </style:style>
    <style:style style:name="T49" style:family="text">
      <style:text-properties officeooo:rsid="01321beb"/>
    </style:style>
    <style:style style:name="T50" style:family="text">
      <style:text-properties officeooo:rsid="013338c3"/>
    </style:style>
    <style:style style:name="T51" style:family="text">
      <style:text-properties officeooo:rsid="01343e31"/>
    </style:style>
    <style:style style:name="T52" style:family="text">
      <style:text-properties officeooo:rsid="01364790"/>
    </style:style>
    <style:style style:name="T53" style:family="text">
      <style:text-properties officeooo:rsid="01374331"/>
    </style:style>
    <style:style style:name="T54" style:family="text">
      <style:text-properties officeooo:rsid="0138d49b"/>
    </style:style>
    <style:style style:name="T55" style:family="text">
      <style:text-properties officeooo:rsid="013be80d"/>
    </style:style>
    <style:style style:name="T56" style:family="text">
      <style:text-properties officeooo:rsid="013c93a3"/>
    </style:style>
    <style:style style:name="T57" style:family="text">
      <style:text-properties officeooo:rsid="013e3571"/>
    </style:style>
    <style:style style:name="T58" style:family="text">
      <style:text-properties officeooo:rsid="013eae91"/>
    </style:style>
    <style:style style:name="T59" style:family="text">
      <style:text-properties officeooo:rsid="013ec8a5"/>
    </style:style>
    <style:style style:name="T60" style:family="text">
      <style:text-properties officeooo:rsid="013fd180"/>
    </style:style>
    <style:style style:name="T61" style:family="text">
      <style:text-properties officeooo:rsid="0141ba0c"/>
    </style:style>
    <style:style style:name="T62" style:family="text">
      <style:text-properties officeooo:rsid="0143abaf"/>
    </style:style>
    <style:style style:name="T63" style:family="text">
      <style:text-properties officeooo:rsid="0144e9a1"/>
    </style:style>
    <style:style style:name="T64" style:family="text">
      <style:text-properties officeooo:rsid="0145165a"/>
    </style:style>
    <style:style style:name="T65" style:family="text">
      <style:text-properties officeooo:rsid="0147a83a"/>
    </style:style>
    <style:style style:name="T66" style:family="text">
      <style:text-properties officeooo:rsid="0147bd9d"/>
    </style:style>
    <style:style style:name="T67" style:family="text">
      <style:text-properties officeooo:rsid="01496e4a"/>
    </style:style>
    <style:style style:name="T68" style:family="text">
      <style:text-properties officeooo:rsid="0149bf76"/>
    </style:style>
    <style:style style:name="T69" style:family="text">
      <style:text-properties officeooo:rsid="014a8969"/>
    </style:style>
    <style:style style:name="T70" style:family="text">
      <style:text-properties officeooo:rsid="014c1dc3"/>
    </style:style>
    <style:style style:name="T71" style:family="text">
      <style:text-properties officeooo:rsid="014d761e"/>
    </style:style>
    <style:style style:name="T72" style:family="text">
      <style:text-properties officeooo:rsid="014da93f"/>
    </style:style>
    <style:style style:name="T73" style:family="text">
      <style:text-properties officeooo:rsid="01528c74"/>
    </style:style>
    <style:style style:name="T74" style:family="text">
      <style:text-properties officeooo:rsid="0153ba08"/>
    </style:style>
    <style:style style:name="T75" style:family="text">
      <style:text-properties officeooo:rsid="01553175"/>
    </style:style>
    <style:style style:name="T76" style:family="text">
      <style:text-properties officeooo:rsid="0156a39e"/>
    </style:style>
    <style:style style:name="T77" style:family="text">
      <style:text-properties officeooo:rsid="015a02ea"/>
    </style:style>
    <style:style style:name="T78" style:family="text">
      <style:text-properties officeooo:rsid="015a3500"/>
    </style:style>
    <style:style style:name="T79" style:family="text">
      <style:text-properties officeooo:rsid="015c40a1"/>
    </style:style>
    <style:style style:name="T80" style:family="text">
      <style:text-properties officeooo:rsid="015dc389"/>
    </style:style>
    <style:style style:name="T81" style:family="text">
      <style:text-properties officeooo:rsid="015ead93"/>
    </style:style>
    <style:style style:name="T82" style:family="text">
      <style:text-properties officeooo:rsid="0160288e"/>
    </style:style>
    <style:style style:name="T83" style:family="text">
      <style:text-properties officeooo:rsid="016102a5"/>
    </style:style>
    <style:style style:name="T84" style:family="text">
      <style:text-properties officeooo:rsid="0161c5e7"/>
    </style:style>
    <style:style style:name="T85" style:family="text">
      <style:text-properties officeooo:rsid="016214fd"/>
    </style:style>
    <style:style style:name="T86" style:family="text">
      <style:text-properties officeooo:rsid="01651125"/>
    </style:style>
    <style:style style:name="T87" style:family="text">
      <style:text-properties officeooo:rsid="01660014"/>
    </style:style>
    <style:style style:name="T88" style:family="text">
      <style:text-properties officeooo:rsid="0167ad65"/>
    </style:style>
    <style:style style:name="T89" style:family="text">
      <style:text-properties officeooo:rsid="016823cb"/>
    </style:style>
    <style:style style:name="T90" style:family="text">
      <style:text-properties officeooo:rsid="01683733"/>
    </style:style>
    <style:style style:name="T91" style:family="text">
      <style:text-properties officeooo:rsid="0169c212"/>
    </style:style>
    <style:style style:name="T92" style:family="text">
      <style:text-properties officeooo:rsid="016b9073"/>
    </style:style>
    <style:style style:name="T93" style:family="text">
      <style:text-properties officeooo:rsid="016c7f13"/>
    </style:style>
    <style:style style:name="T94" style:family="text">
      <style:text-properties officeooo:rsid="016dc08e"/>
    </style:style>
    <style:style style:name="T95" style:family="text">
      <style:text-properties officeooo:rsid="016e9939"/>
    </style:style>
    <style:style style:name="T96" style:family="text">
      <style:text-properties officeooo:rsid="0170d83b"/>
    </style:style>
    <style:style style:name="T97" style:family="text">
      <style:text-properties officeooo:rsid="01723b91"/>
    </style:style>
    <style:style style:name="T98" style:family="text">
      <style:text-properties officeooo:rsid="01740ec1"/>
    </style:style>
    <style:style style:name="T99" style:family="text">
      <style:text-properties officeooo:rsid="0174a1ba"/>
    </style:style>
    <style:style style:name="T100" style:family="text">
      <style:text-properties officeooo:rsid="01758d3e"/>
    </style:style>
    <style:style style:name="T101" style:family="text">
      <style:text-properties officeooo:rsid="01764f85"/>
    </style:style>
    <style:style style:name="T102" style:family="text">
      <style:text-properties officeooo:rsid="017827b8"/>
    </style:style>
    <style:style style:name="T103" style:family="text">
      <style:text-properties officeooo:rsid="01791072"/>
    </style:style>
    <style:style style:name="T104" style:family="text">
      <style:text-properties officeooo:rsid="017a4b22"/>
    </style:style>
    <style:style style:name="T105" style:family="text">
      <style:text-properties officeooo:rsid="017b54b3"/>
    </style:style>
    <style:style style:name="T106" style:family="text">
      <style:text-properties officeooo:rsid="017b9182"/>
    </style:style>
    <style:style style:name="T107" style:family="text">
      <style:text-properties officeooo:rsid="017c70f3"/>
    </style:style>
    <style:style style:name="T108" style:family="text">
      <style:text-properties officeooo:rsid="017f69f4"/>
    </style:style>
    <style:style style:name="T109" style:family="text">
      <style:text-properties officeooo:rsid="0180224a"/>
    </style:style>
    <style:style style:name="T110" style:family="text">
      <style:text-properties officeooo:rsid="0183dd94"/>
    </style:style>
    <style:style style:name="T111" style:family="text">
      <style:text-properties officeooo:rsid="018534d1"/>
    </style:style>
    <style:style style:name="T112" style:family="text">
      <style:text-properties officeooo:rsid="0185a599"/>
    </style:style>
    <style:style style:name="T113" style:family="text">
      <style:text-properties officeooo:rsid="0185db89"/>
    </style:style>
    <style:style style:name="T114" style:family="text">
      <style:text-properties officeooo:rsid="0186996d"/>
    </style:style>
    <style:style style:name="T115" style:family="text">
      <style:text-properties officeooo:rsid="0189e055"/>
    </style:style>
    <style:style style:name="T116" style:family="text">
      <style:text-properties officeooo:rsid="018bdff2"/>
    </style:style>
    <style:style style:name="T117" style:family="text">
      <style:text-properties officeooo:rsid="018cb957"/>
    </style:style>
    <style:style style:name="T118" style:family="text">
      <style:text-properties officeooo:rsid="018cd612"/>
    </style:style>
    <style:style style:name="T119" style:family="text">
      <style:text-properties officeooo:rsid="018d3850"/>
    </style:style>
    <style:style style:name="T120" style:family="text">
      <style:text-properties officeooo:rsid="018ddf40"/>
    </style:style>
    <style:style style:name="T121" style:family="text">
      <style:text-properties officeooo:rsid="018ebd69"/>
    </style:style>
    <style:style style:name="T122" style:family="text">
      <style:text-properties officeooo:rsid="0193c587"/>
    </style:style>
    <style:style style:name="T123" style:family="text">
      <style:text-properties officeooo:rsid="0194bd29"/>
    </style:style>
    <style:style style:name="T124" style:family="text">
      <style:text-properties officeooo:rsid="0195420d"/>
    </style:style>
    <style:style style:name="T125" style:family="text">
      <style:text-properties officeooo:rsid="01962a7c"/>
    </style:style>
    <style:style style:name="T126" style:family="text">
      <style:text-properties officeooo:rsid="01978334"/>
    </style:style>
    <style:style style:name="T127" style:family="text">
      <style:text-properties officeooo:rsid="01986e5d"/>
    </style:style>
    <style:style style:name="T128" style:family="text">
      <style:text-properties officeooo:rsid="019a2b47"/>
    </style:style>
    <style:style style:name="T129" style:family="text">
      <style:text-properties officeooo:rsid="019a8e98"/>
    </style:style>
    <style:style style:name="T130" style:family="text">
      <style:text-properties officeooo:rsid="019e2a0a"/>
    </style:style>
    <style:style style:name="T131" style:family="text">
      <style:text-properties officeooo:rsid="01a021a8"/>
    </style:style>
    <style:style style:name="T132" style:family="text">
      <style:text-properties officeooo:rsid="01a345d0"/>
    </style:style>
    <style:style style:name="T133" style:family="text">
      <style:text-properties officeooo:rsid="01a5ffad"/>
    </style:style>
    <style:style style:name="T134" style:family="text">
      <style:text-properties officeooo:rsid="01a65cdd"/>
    </style:style>
    <style:style style:name="T135" style:family="text">
      <style:text-properties officeooo:rsid="01a79285"/>
    </style:style>
    <style:style style:name="T136" style:family="text">
      <style:text-properties officeooo:rsid="01a94e29"/>
    </style:style>
    <style:style style:name="T137" style:family="text">
      <style:text-properties officeooo:rsid="01a9751c"/>
    </style:style>
    <style:style style:name="T138" style:family="text">
      <style:text-properties officeooo:rsid="01aa96e7"/>
    </style:style>
    <style:style style:name="T139" style:family="text">
      <style:text-properties officeooo:rsid="01aaff75"/>
    </style:style>
    <style:style style:name="T140" style:family="text">
      <style:text-properties officeooo:rsid="01ac67b7"/>
    </style:style>
    <style:style style:name="T141" style:family="text">
      <style:text-properties officeooo:rsid="01ae733f"/>
    </style:style>
    <style:style style:name="T142" style:family="text">
      <style:text-properties officeooo:rsid="01b037ca"/>
    </style:style>
    <style:style style:name="T143" style:family="text">
      <style:text-properties officeooo:rsid="01b20c3a"/>
    </style:style>
    <style:style style:name="T144" style:family="text">
      <style:text-properties officeooo:rsid="01b26102"/>
    </style:style>
    <style:style style:name="T145" style:family="text">
      <style:text-properties officeooo:rsid="01b392ec"/>
    </style:style>
    <style:style style:name="T146" style:family="text">
      <style:text-properties officeooo:rsid="01b3e981"/>
    </style:style>
    <style:style style:name="T147" style:family="text">
      <style:text-properties officeooo:rsid="01b52e73"/>
    </style:style>
    <style:style style:name="T148" style:family="text">
      <style:text-properties officeooo:rsid="01b56a63"/>
    </style:style>
    <style:style style:name="T149" style:family="text">
      <style:text-properties officeooo:rsid="01b8b414"/>
    </style:style>
    <style:style style:name="T150" style:family="text">
      <style:text-properties officeooo:rsid="01bba81b"/>
    </style:style>
    <style:style style:name="T151" style:family="text">
      <style:text-properties officeooo:rsid="01bc968b"/>
    </style:style>
    <style:style style:name="T152" style:family="text">
      <style:text-properties officeooo:rsid="01bd686d"/>
    </style:style>
    <style:style style:name="T153" style:family="text">
      <style:text-properties officeooo:rsid="01bf0c29"/>
    </style:style>
    <style:style style:name="T154" style:family="text">
      <style:text-properties officeooo:rsid="01c113aa"/>
    </style:style>
    <style:style style:name="T155" style:family="text">
      <style:text-properties officeooo:rsid="01c28e2a"/>
    </style:style>
    <style:style style:name="T156" style:family="text">
      <style:text-properties officeooo:rsid="01c2f505"/>
    </style:style>
    <style:style style:name="T157" style:family="text">
      <style:text-properties officeooo:rsid="01c3456f"/>
    </style:style>
    <style:style style:name="T158" style:family="text">
      <style:text-properties officeooo:rsid="01c384af"/>
    </style:style>
    <style:style style:name="T159" style:family="text">
      <style:text-properties officeooo:rsid="01c58a2b"/>
    </style:style>
    <style:style style:name="T160" style:family="text">
      <style:text-properties officeooo:rsid="01c731c2"/>
    </style:style>
    <style:style style:name="T161" style:family="text">
      <style:text-properties officeooo:rsid="01c8d800"/>
    </style:style>
    <style:style style:name="T162" style:family="text">
      <style:text-properties officeooo:rsid="01c96e6c"/>
    </style:style>
    <style:style style:name="T163" style:family="text">
      <style:text-properties officeooo:rsid="01ca2047"/>
    </style:style>
    <style:style style:name="T164" style:family="text">
      <style:text-properties officeooo:rsid="01cb804f"/>
    </style:style>
    <style:style style:name="T165" style:family="text">
      <style:text-properties officeooo:rsid="01cc92f0"/>
    </style:style>
    <style:style style:name="T166" style:family="text">
      <style:text-properties officeooo:rsid="01ccc0eb"/>
    </style:style>
    <style:style style:name="T167" style:family="text">
      <style:text-properties officeooo:rsid="01ce0e65"/>
    </style:style>
    <style:style style:name="T168" style:family="text">
      <style:text-properties officeooo:rsid="01cf71c4"/>
    </style:style>
    <style:style style:name="T169" style:family="text">
      <style:text-properties officeooo:rsid="01d13d29"/>
    </style:style>
    <style:style style:name="T170" style:family="text">
      <style:text-properties officeooo:rsid="01d39953"/>
    </style:style>
    <style:style style:name="T171" style:family="text">
      <style:text-properties officeooo:rsid="01d48c16"/>
    </style:style>
    <style:style style:name="T172" style:family="text">
      <style:text-properties officeooo:rsid="01d67f34"/>
    </style:style>
    <style:style style:name="T173" style:family="text">
      <style:text-properties officeooo:rsid="01d893ba"/>
    </style:style>
    <style:style style:name="T174" style:family="text">
      <style:text-properties officeooo:rsid="01d98187"/>
    </style:style>
    <style:style style:name="T175" style:family="text">
      <style:text-properties officeooo:rsid="01da9fa5"/>
    </style:style>
    <style:style style:name="T176" style:family="text">
      <style:text-properties officeooo:rsid="01db073a"/>
    </style:style>
    <style:style style:name="T177" style:family="text">
      <style:text-properties officeooo:rsid="01dc04d0"/>
    </style:style>
    <style:style style:name="T178" style:family="text">
      <style:text-properties officeooo:rsid="01dd06fb"/>
    </style:style>
    <style:style style:name="T179" style:family="text">
      <style:text-properties officeooo:rsid="01de113c"/>
    </style:style>
    <style:style style:name="T180" style:family="text">
      <style:text-properties officeooo:rsid="01df16a0"/>
    </style:style>
    <style:style style:name="T181" style:family="text">
      <style:text-properties officeooo:rsid="01e35954"/>
    </style:style>
    <style:style style:name="T182" style:family="text">
      <style:text-properties officeooo:rsid="01e3ecd4"/>
    </style:style>
    <style:style style:name="T183" style:family="text">
      <style:text-properties officeooo:rsid="01e4b78f"/>
    </style:style>
    <style:style style:name="T184" style:family="text">
      <style:text-properties officeooo:rsid="01e4dda2"/>
    </style:style>
    <style:style style:name="T185" style:family="text">
      <style:text-properties officeooo:rsid="01e6cbdc"/>
    </style:style>
    <style:style style:name="T186" style:family="text">
      <style:text-properties officeooo:rsid="01e88c4c"/>
    </style:style>
    <style:style style:name="T187" style:family="text">
      <style:text-properties officeooo:rsid="01ea41a9"/>
    </style:style>
    <style:style style:name="T188" style:family="text">
      <style:text-properties officeooo:rsid="01eaf009"/>
    </style:style>
    <style:style style:name="T189" style:family="text">
      <style:text-properties officeooo:rsid="01eb9f80"/>
    </style:style>
    <style:style style:name="T190" style:family="text">
      <style:text-properties officeooo:rsid="01ec8765"/>
    </style:style>
    <style:style style:name="T191" style:family="text">
      <style:text-properties officeooo:rsid="01ecc424"/>
    </style:style>
    <style:style style:name="T192" style:family="text">
      <style:text-properties officeooo:rsid="01ecde47"/>
    </style:style>
    <style:style style:name="T193" style:family="text">
      <style:text-properties officeooo:rsid="01ed52fc"/>
    </style:style>
    <style:style style:name="T194" style:family="text">
      <style:text-properties officeooo:rsid="01ed820f"/>
    </style:style>
    <style:style style:name="T195" style:family="text">
      <style:text-properties officeooo:rsid="01eeed91"/>
    </style:style>
    <style:style style:name="T196" style:family="text">
      <style:text-properties officeooo:rsid="01eeeed8"/>
    </style:style>
    <style:style style:name="T197" style:family="text">
      <style:text-properties officeooo:rsid="01f01ccc"/>
    </style:style>
    <style:style style:name="T198" style:family="text">
      <style:text-properties officeooo:rsid="01f20ba0"/>
    </style:style>
    <style:style style:name="T199" style:family="text">
      <style:text-properties officeooo:rsid="01f58887"/>
    </style:style>
    <style:style style:name="T200" style:family="text">
      <style:text-properties officeooo:rsid="01f8db96"/>
    </style:style>
    <style:style style:name="T201" style:family="text">
      <style:text-properties officeooo:rsid="01f9d8c0"/>
    </style:style>
    <style:style style:name="T202" style:family="text">
      <style:text-properties officeooo:rsid="01fb4b21"/>
    </style:style>
    <style:style style:name="T203" style:family="text">
      <style:text-properties officeooo:rsid="01fd1b61"/>
    </style:style>
    <style:style style:name="T204" style:family="text">
      <style:text-properties officeooo:rsid="01fdf251"/>
    </style:style>
    <style:style style:name="T205" style:family="text">
      <style:text-properties officeooo:rsid="01ff1c9b"/>
    </style:style>
    <style:style style:name="T206" style:family="text">
      <style:text-properties officeooo:rsid="02008e4f"/>
    </style:style>
    <style:style style:name="T207" style:family="text">
      <style:text-properties fo:font-style="normal" style:font-style-asian="normal" style:font-style-complex="normal"/>
    </style:style>
    <style:style style:name="T208" style:family="text">
      <style:text-properties fo:font-style="normal" officeooo:rsid="01e88c4c" style:font-style-asian="normal" style:font-style-complex="normal"/>
    </style:style>
    <style:style style:name="T209" style:family="text">
      <style:text-properties officeooo:rsid="0200d0cd"/>
    </style:style>
    <style:style style:name="T210" style:family="text">
      <style:text-properties officeooo:rsid="02018873"/>
    </style:style>
    <style:style style:name="T211" style:family="text">
      <style:text-properties officeooo:rsid="0202e3bb"/>
    </style:style>
    <style:style style:name="T212" style:family="text">
      <style:text-properties officeooo:rsid="0203079f"/>
    </style:style>
    <style:style style:name="T213" style:family="text">
      <style:text-properties officeooo:rsid="0204edf3"/>
    </style:style>
    <style:style style:name="T214" style:family="text">
      <style:text-properties officeooo:rsid="02051fe1"/>
    </style:style>
    <style:style style:name="T215" style:family="text">
      <style:text-properties officeooo:rsid="0205c31f"/>
    </style:style>
    <style:style style:name="T216" style:family="text">
      <style:text-properties officeooo:rsid="02064010"/>
    </style:style>
    <style:style style:name="T217" style:family="text">
      <style:text-properties officeooo:rsid="0206cc53"/>
    </style:style>
    <style:style style:name="T218" style:family="text">
      <style:text-properties officeooo:rsid="020740db"/>
    </style:style>
    <style:style style:name="T219" style:family="text">
      <style:text-properties officeooo:rsid="020753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9">{p.181}</text:p>
            <text:p text:style-name="P99"/>
            <text:p text:style-name="P99">Incipit Dyalogus bonaventu^e Int^ a_ia3 2 ra_nem</text:p>
            <text:p text:style-name="P99">Qui Ymago vite ete2ne nucupatur 2c&amp; Seq^.</text:p>
            <text:p text:style-name="P99">Flecto genua mea ad p_2em dm) mei ihu)</text:p>
            <text:p text:style-name="P99">xp_i a,quo omi_s p2n_itas in,celo 2 in,t^ra</text:p>
            <text:p text:style-name="P99">no_iatur u_t det vobis |cdm_ diuicias gl_e</text:p>
            <text:p text:style-name="P99">|ue virtute co2roboa_i + |pu2) eius 2 in</text:p>
            <text:p text:style-name="P99">int^io2i ho_ie C2i|tum +,fide_ hi_ta^e in co2dibus v2_is</text:p>
            <text:p text:style-name="P99">in cai?te radicati 2 fundati ut po||it&amp; app_hendere.</text:p>
            <text:p text:style-name="P99">cu) om_ibus |ti_s q_ |it longitudo latitudo |ubli=</text:p>
            <text:p text:style-name="P99">mitas 2,pfundu). Sci2e etiam su+%emin_etem</text:p>
            <text:p text:style-name="P99">cai^*te_ x1 ut impleami) in oe3 plenine_ di). 2c.</text:p>
            <text:p text:style-name="P99">Ad ephe 3 paulus aplu_s vas et?ne. dilco_nis |ac^:</text:p>
            <text:p text:style-name="P99">2iu) dm_e |t_ificaco_is |peculu) 2 exemplar |u+*e.</text:p>
            <text:p text:style-name="P99">co_templaco_is in ve2bis p_mi||3 o|tend*t nobis</text:p>
            <text:p text:style-name="P99">m_etalis .exci^taco_is o2tu) obiectu) 2,fructu) Me_=</text:p>
            <text:p text:style-name="P99">tal_ eni) ex^citaco) |i de#t e#e pia 2 |alutifea? o3 q;</text:p>
            <text:p text:style-name="P99">he_at pote_*a) |u+n"alem 9fo2ta_te_. Sapia_m re=</text:p>
            <text:p text:style-name="P99">gulante_. Cleme_*a) con|ola_tem 2,Flecte ig^ aia)</text:p>
            <text:p text:style-name="P99">deuota diuine contemplaco_is amoe^ |ucce_|a.</text:p>
            <text:p text:style-name="P99">genua me_tis an) th2onu) bti)||ime 2,ni%9p_he)*l_</text:p>
            <text:p text:style-name="P99">t^nit&amp; Po|tulet |apient^ Pul|et hu_ilr) di^ p2_is</text:p>
            <text:p text:style-name="P99">confo2tati_a3 pote_*a) ne labo^e. dep_||as |uccu)=</text:p>
            <text:p text:style-name="P99">bat&amp; di^ filij regla)%t2ice). |api_am ne. erro^e |e=</text:p>
            <text:p text:style-name="P99">ducta a,ui^*te deuiet di? |a) |pu_s con|olat^ce3</text:p>
            <text:p text:style-name="P99">piete_ 2 cleme*a) ne tedio. deuicta deficiat&amp;</text:p>
            <text:p text:style-name="P99">o_e n. datu) optimu) 2 o_e donu) +fctu) de|ur=</text:p>
            <text:p text:style-name="P99">|um,e_ de|ce_de_s a,p_2e luminu) Et 2m Aug_m</text:p>
            <text:p text:style-name="P99">O_e bonu) n2m) aut d^s a? a,do^ e_ Vn) n) in:</text:p>
            <text:p text:style-name="P99">mi?to i_ om_s boi) initio o+is ille invon~dus.</text:p>
            <text:p text:style-name="P99"/>
            <text:p text:style-name="P99">{p.182}</text:p>
            <text:p text:style-name="P99"/>
            <text:p text:style-name="P99">e_ aquo om_e bonu) originalit? + gredit^ po|t q;</text:p>
            <text:p text:style-name="P99">om_e bonu) exemplar +duci^. ad,que_ o_e bonu) fi=</text:p>
            <text:p text:style-name="P99">nal2) reduci^ H_ e_ i*a ineffabl_is trinitas p2_is</text:p>
            <text:p text:style-name="P99">2 filij 2 |pu_s sa) q~; tangt apl_us cu) dicit flecto ge=</text:p>
            <text:p text:style-name="P99">nua mea 2~c u|3 ibi vt po||it&amp; comp_hende^. Scdo)</text:p>
            <text:p text:style-name="P99">ond)*t illius |alutife^. me_tal_ ex^citaco_is obiectu). Ob:</text:p>
            <text:p text:style-name="P99">iectu_ vo^ ex^citaco_is deuote me_t&amp; dicu)^. e#e inti^o2a</text:p>
            <text:p text:style-name="P99">exti^o2a. infi^o2a 2 |u+io^a/ de#t n. aia) deuota. +,m_e*le</text:p>
            <text:p text:style-name="P99">ex^cic_iu contemplato_is radiu) deflecte^ ad inti^oa?</text:p>
            <text:p text:style-name="P99">|ua vt videat qual2) |it c^ata. +,na"m/ d^fo2~ta +</text:p>
            <text:p text:style-name="P99">c_lpa_m. refo2~tam +,g2a_m / |3o conu?te radiu) co_=</text:p>
            <text:p text:style-name="P99">templaco_is. ad,ex%ti^o2a. vt cogno|cat q~; ni%|ta=</text:p>
            <text:p text:style-name="P99">bl_is . |it humana opule_a. q_; humana muta=</text:p>
            <text:p text:style-name="P99">tabl_is excelle_a q~; mi|3^abl_is mu)da magnifice*a).</text:p>
            <text:p text:style-name="P99">Te2*o de#t conu?te radiu) contemplaco_is ad infi^oa?</text:p>
            <text:p text:style-name="P99">ut intl_lgat hua_ne mo2t&amp; i_euitabl_e ncc;~*te_</text:p>
            <text:p text:style-name="P99">iudicij. finalem au|tei?*te_ pene inf^nalis in:</text:p>
            <text:p text:style-name="P99">tolle^abl_em ace2bitate_. Q2~to de#et con^ute^e radiu)</text:p>
            <text:p text:style-name="P99">contemplatio_is ad,|u+ioa? ut cogno|cat 2 |a=</text:p>
            <text:p text:style-name="P99">piat cele|t&amp; gaudij i?e|timabile_ p_cio%|itate_ inef=</text:p>
            <text:p text:style-name="P99">fab_le delicio|itatem 2,i)t^mi_abl_e et?ni*te_ Hec</text:p>
            <text:p text:style-name="P99">e_ ia c2ux bta) 4or finibus t?mi_ata. in qua o</text:p>
            <text:p text:style-name="P99">aia) deuota cu) tuo duci||imo |pon|o. ihu) x*o</text:p>
            <text:p text:style-name="P99">de_s iugit? meditanda pende^. Hic e_ ie c^rus</text:p>
            <text:p text:style-name="P99">igneus 4or rot&amp; 9|umat9 i_ q*o de_s p9 tuu) a=</text:p>
            <text:p text:style-name="P99">micu) fideli||imu) a||idue. conte_pla_do celi</text:p>
            <text:p text:style-name="P99">placiu) con|cende^ h e_ i*a. quad"plex r^gio vi=</text:p>
            <text:p text:style-name="P99">del3 o^iental_. occde_tal) aquilonis 2 me2idio:</text:p>
            <text:p text:style-name="P99">nalis Qua) tu o aia) cottidie de_s q~i +eg^na)=</text:p>
            <text:p text:style-name="P99"/>
            <text:p text:style-name="P99">{p.183}</text:p>
            <text:p text:style-name="P99"/>
            <text:p text:style-name="P99">do incede^. 2 tuu) |peciali||imu) dilecu) in ea</text:p>
            <text:p text:style-name="P99">|peculando que2e. 2 inve|tia^e ut po||3 dice,c)</text:p>
            <text:p text:style-name="P99"><text:soft-page-break/>|pon|a. In,lectulo meo + noctem q_|iui q_; dilig*t</text:p>
            <text:p text:style-name="P99">aia) mea. Hec 4*or tangt aplu_s c) |ubi_g*t. Vt</text:p>
            <text:p text:style-name="P99">po||it&amp; conp_hende^. cu) omi) sap_ q_ |it longi*do lati=</text:p>
            <text:p text:style-name="P99">tudo. |ublimitas 2 +fu_d&amp;. Te2*o on_d*t fructu)</text:p>
            <text:p text:style-name="P99">|alutife^ mental) exe2citac_o&amp; |i digne 2 lauda=</text:p>
            <text:p text:style-name="P99">bil2) exeq~t^ e_ felicitas et^na q_ e_ quid opti*m.</text:p>
            <text:p text:style-name="P99">pulch^2imu) 2 +,|se |ufficienti||imu) nullo ex~</text:p>
            <text:p text:style-name="P99">|e indingens In,q~ videbim9 2 aa_bim9 vitabi=</text:p>
            <text:p text:style-name="P99">mus 2 laudabim9 in et^nu) dm? qui e_. |u+ aia)</text:p>
            <text:p text:style-name="P99">bnd)c_s in,|cla) Hunc fructu) +mittit apl_us .</text:p>
            <text:p text:style-name="P99">qn_do |;mone_ conclud*t dice_s ut impleami)</text:p>
            <text:p text:style-name="P99">in oe_m pleni*ne_ di). Hac plei)ne_ tuc) i_vei_m9</text:p>
            <text:p text:style-name="P99">qu) eit? volun*ti ml_tido. pac&amp; ra_coni pleni*do</text:p>
            <text:p text:style-name="P99">luc&amp; memo2ie. continuaco_ et?ni*t&amp;. Tuc) n. eit?</text:p>
            <text:p text:style-name="P99">d^s oia) in omi_bus cu) a,ro_ne o_is e2ro2 a,volu)*te</text:p>
            <text:p text:style-name="P99">omi_s dolor 2 a,me_o2ia oi_s timo2 rece||erit</text:p>
            <text:p text:style-name="P99">2 |ucce||eit^ q~; i*a. |pe^amus mi2e |eni^tas</text:p>
            <text:p text:style-name="P99">di_na iocunditas et^na. |acietas Huc) tr~tatu) i):</text:p>
            <text:p text:style-name="P99">|stigante 9|tia) +pt? |implicioe^s. quo|q3 |impli*b9</text:p>
            <text:p text:style-name="P99">ve2b_ de st^o_2&amp; dc_is compilaui +,modu) cui9%da)</text:p>
            <text:p text:style-name="P99">dyalogi In,quo aia) deuota vitat&amp; et^ne di|ci=</text:p>
            <text:p text:style-name="P99">pla) medita_do int?rogat ut ho_ inti^or loq;_do</text:p>
            <text:p text:style-name="P99">re|pondet Vt aut) ad i|tius me_talis exe2citaco_&amp;</text:p>
            <text:p text:style-name="P99">ine|timab_lit^ contempla_do hui_lr) inva~ndo ac=</text:p>
            <text:p text:style-name="P99">cedam9 genua co2d&amp; deuote. flectam9 an) th2o~</text:p>
            <text:p text:style-name="P99">et?ne maie|tat&amp; 2 an) |oliu) indiuidue. t1ni*t&amp;</text:p>
            <text:p text:style-name="P99"/>
            <text:p text:style-name="P99">{p.184}</text:p>
            <text:p text:style-name="P99"/>
            <text:p text:style-name="P99">lac1mis 2 gemitib9. ince||ant? clamem9 vt d^s</text:p>
            <text:p text:style-name="P99">pe) + bn_dictu) suu) filiu) in,|pu) |t_o donet n_b</text:p>
            <text:p text:style-name="P99">{gratiam} exe2cendo me_talit? vt + hanc contingamus</text:p>
            <text:p text:style-name="P99">ad d^m. Qui e_ o_is de|id^ii finis 2 conplem)tu).</text:p>
            <text:p text:style-name="P99">Anima dc. O h_o dic po|t deuotam i_vocac_one_</text:p>
            <text:p text:style-name="P99">diuine magnifice_*e 2 po|t hm)lem in:</text:p>
            <text:p text:style-name="P99">plo^atonem et^ne |api_e ut demu) +9 fleble_m</text:p>
            <text:p text:style-name="P99">|upplicaconem |u+ne pie*t&amp; 2 clemee qualr) g~=</text:p>
            <text:p text:style-name="P99">ciam. |c3 ex^citandi me_talit? cca hac) quad2upli=</text:p>
            <text:p text:style-name="P99">cem. mate2ia_ videl3 . longitunis latitudinis.</text:p>
            <text:p text:style-name="P99">+fundi*t&amp; 2 |ublimit&amp; optinere_ quo o2dine</text:p>
            <text:p text:style-name="P99">inchoac^3 . ne nn?tu) hiu9 excitac_onis amitta)</text:p>
            <text:p text:style-name="P99">|i indebito o2dine igno2a)t? p2oceda) O2di_s</text:p>
            <text:p text:style-name="P99">n. igno2antia. |;m Bn?h2~ +turbat fo2ma)</text:p>
            <text:p text:style-name="P99">mi?to2&amp; n*c reputat^ 2m eu_dem +fta) rei cog=</text:p>
            <text:p text:style-name="P99">nita_ ni nb_ exi|te^ cu) |cimus q; e_ facie_du) 2</text:p>
            <text:p text:style-name="P99">igno2am9 q*o o2di_e |it +cedendu). raco_ O aia)</text:p>
            <text:p text:style-name="P99">2m Btm) Bn~hr~. ad Eugeniu) papa a,te. tua</text:p>
            <text:p text:style-name="P99">&lt;in&gt;9|id^ato_ ichoat ne f2u|t2a extenda2&amp; ad</text:p>
            <text:p text:style-name="P99">a*a. te neglecto. Idem in meditacoi_b9 Ml_ti.</text:p>
            <text:p text:style-name="P99">ml_ta |ciut) q1 |e ipo_s ne|ciut) alios in|piciu_t</text:p>
            <text:p text:style-name="P99">2 |e ipo_s de|e2u_t deu) que^ntes + exti^o2a de|e=</text:p>
            <text:p text:style-name="P99">rentes inti^o2a. Id%c1co ab,exti^o2ibus. ad inte2ioa?.</text:p>
            <text:p text:style-name="P99">redea) ab infe2io2ibus ad |u+io2a con|cenda) ut</text:p>
            <text:p text:style-name="P99">po||im cogno|ce^. vn_ venio aut quo vado vn)</text:p>
            <text:p text:style-name="P99">|im aut quid |im 2 ita + 9gnico_m mei ad,cog=</text:p>
            <text:p text:style-name="P99">nico_m a|cendam di^ hac Bn?hr~ Itm_ C2i||o|9</text:p>
            <text:p text:style-name="P99">|2) Math_m. No_ mi_ma +s ph|;e. e_ cognito_</text:p>
            <text:p text:style-name="P99">sui Itm_ Amb2o|3 |u+. Exod^. Cogno|ce q;~ta.</text:p>
            <text:p text:style-name="P99"/>
            <text:p text:style-name="P99">{p.185 (print p.30 left)}</text:p>
            <text:p text:style-name="P99"/>
            <text:p text:style-name="P99">|is attende t? .ut 9|ide^s q1; in,te intret in,cogitato_e</text:p>
            <text:p text:style-name="P99">q1; exeat in,|;mo_e . Vitam go tua) O aia) cottidia=</text:p>
            <text:p text:style-name="P99">na. di|cu||ione ex%aia) {examina} attende diligent?. qua_tu) +=</text:p>
            <text:p text:style-name="P99">ficias. qua_tu) deficias. qualis |is in mo2b9 . q~lis</text:p>
            <text:p text:style-name="P99">in affc_ionibus q~; |imilis do? q~; ve di||ili_s q~; +pe 2</text:p>
            <text:p text:style-name="P99">q~; longe illud |+ agno|ce Quia ml_to laudablio2)</text:p>
            <text:p text:style-name="P99">2 melio2 es&lt;_&gt;|i te congo|c&amp; q~; |i te neglecto cur|u)</text:p>
            <text:p text:style-name="P99">|ide2&amp; vires he2ba2&amp; complexiones hoim) n"as</text:p>
            <text:p text:style-name="P99"><text:soft-page-break/>ai_aliu) congo|ce^s 2 |ci_am om_i cele|stiu) 2 t?re|t1=</text:p>
            <text:p text:style-name="P99">um h2_es. Sn) Algazel {?} . ho_ cogno|ce te ipm_ 2</text:p>
            <text:p text:style-name="P99">9gno|t&amp; omia) redde go te t*o. 2 |i n) |+ |altem.</text:p>
            <text:p text:style-name="P99">int1du_ &lt;?&gt; rege tuos. affcu_s di^ge actus co2rige g^|=</text:p>
            <text:p text:style-name="P99">|us Igi^ aia) tene 9|ilia |to_2&amp; 2 po|t radiu) co_=</text:p>
            <text:p text:style-name="P99">templaco_nis conu^te te ad regime_ o2ie_tale h*c</text:p>
            <text:p text:style-name="P99">e_ ad con|id^atoni tue 9|id^ato_nis {conditionis}. Dilige_t^ g*o co=</text:p>
            <text:p text:style-name="P99">|ida^ q~; gene2o|e a,su_mo artifice fca) |is + n"a3</text:p>
            <text:p text:style-name="P99">q~; vicio|e a,tua volun*te defo1mata |is + culpa)</text:p>
            <text:p text:style-name="P99">q~; g2_o|e a,di_na boni*te |epius refo2mata |is</text:p>
            <text:p text:style-name="P99">+ g2a_m Gene2o|itas tua n"alis con|i|tit in h*c</text:p>
            <text:p text:style-name="P99">qr t^ n"alit? ad tui deco2em imp_||a e_ ymago</text:p>
            <text:p text:style-name="P99">bt_i||ime t1n*t&amp;. An|helmus in p|ologo_n 2,fateo2.</text:p>
            <text:p text:style-name="P99">dn_e ac g2_is ago quia me c^a|ti ad ymagine_</text:p>
            <text:p text:style-name="P99">tua) ut tui memo2 |um te cogitem te diliga)</text:p>
            <text:p text:style-name="P99">te intelliga) B^nh2~. in,meditacoi_b9 2m i_t^io2e_3</text:p>
            <text:p text:style-name="P99">ho_ie3 t1a ni,me inveio) + que deu) recolo con=</text:p>
            <text:p text:style-name="P99">|pic_o 2 concupi|co. Sut) aut) h_ t1a int_llige)*a.</text:p>
            <text:p text:style-name="P99">Memo^ia 2 voluntas cu) di? m ip_o&lt;s&gt; remini|co2</text:p>
            <text:p text:style-name="P99">in ip_o delco_r Int_llige_*a intueor &lt;blob&gt; q~;tu) in |e</text:p>
            <text:p text:style-name="P99"/>
            <text:p text:style-name="P99">{p.186 (print p.30 right)}</text:p>
            <text:p text:style-name="P99"/>
            <text:p text:style-name="P99">|it conp_hen|ibli_s. qr p^nci*m 2 finis q_;tu) in an=</text:p>
            <text:p text:style-name="P99">gl_is de|id^ab_lis qr de|id^ant ni eu) +|pic^e q~;tu)</text:p>
            <text:p text:style-name="P99">in,|ti_s omi_bus delcabl_is qr ni,eo a||idue leta_t^</text:p>
            <text:p text:style-name="P99">in c^atu^is omi_b9 admi^abl_is q2 oia) potenter</text:p>
            <text:p text:style-name="P99">c^at |apient? gub^nat benigne di|pen|at Cu) do?</text:p>
            <text:p text:style-name="P99">+ uolun*te_ d^o. me metip_m in,eam tn~|fo2mo. h_</text:p>
            <text:p text:style-name="P99">Bn?hr?d9 re9gno|sce. aia) q~; mi^a 2 ineffabl_is dig_=</text:p>
            <text:p text:style-name="P99">nitas e_ tuc) n) |olu) vestigiu) c^ato2&amp; q; 9m_ue,e)</text:p>
            <text:p text:style-name="P99">om_ib9 c^atu^is |; e#e ymagine_ eius q; e_ +p^m c^a:</text:p>
            <text:p text:style-name="P99">tu^e r_onal_. Lauda ig^ aia) mea dn_m Lau.de .</text:p>
            <text:p text:style-name="P99">tu. |yon . ex +gi|ce^ 2Lauda. exulta 2 gaude. q2</text:p>
            <text:p text:style-name="P99">in|ignita dei ymagine deco2ata |il_itu*ne +ti=</text:p>
            <text:p text:style-name="P99">ceps. ra_conis capax et?ne bti)*nis S3 q2 hc mo=</text:p>
            <text:p text:style-name="P99">dica. n) ni%mi?to fo2te indicare_t^ |i mo2te fini=</text:p>
            <text:p text:style-name="P99">rent^. Exulta 2 lauda q2 oi) p_dc_is ded*t t? n"a3</text:p>
            <text:p text:style-name="P99">in%mo~elem |ub|tancia) i)%cor2&amp;pti*le_ duratom)</text:p>
            <text:p text:style-name="P99">ni%t?mi_ablem) vita) +petua) ymago .n. et?ne t1ni*t&amp;</text:p>
            <text:p text:style-name="P99">n) e#es |i t?mi_o mo2t&amp; claudi. po||es Aug9 de,t1=</text:p>
            <text:p text:style-name="P99">ni*te. O aia) adue2te. q; c^ato2 tuus . p9 e#e ded*t</text:p>
            <text:p text:style-name="P99">t1 pulch2&amp; e#e dedit t^ +petuu) e#e. deditq3 tibi</text:p>
            <text:p text:style-name="P99">viue^ |entire di|ce2n^e. |en|ibl_ius te co2onau*t</text:p>
            <text:p text:style-name="P99">|apia) illu|trauit Tua_ igit^ pulch2itudine_.</text:p>
            <text:p text:style-name="P99">attende ut int_lligas. qualit^ pulch2itudi*ne_</text:p>
            <text:p text:style-name="P99">debeas dilige^ q;%|i te%metip_am ut exped*t co_:</text:p>
            <text:p text:style-name="P99">templai?. n) |uffic&amp; cur |altem q; de te e|tia)=</text:p>
            <text:p text:style-name="P99">re debeas. ex iudico_ alieno .n) +pendis Spo)=</text:p>
            <text:p text:style-name="P99">|um habes. de cui9 pulch2tu*ne |i dubite^s</text:p>
            <text:p text:style-name="P99"/>
            <text:p text:style-name="P99">{p.187 print p.31 top}</text:p>
            <text:p text:style-name="P99"/>
            <text:p text:style-name="P99">|ci^e po||es. q; tam pulch^ tam fo2mo|us tam</text:p>
            <text:p text:style-name="P99">iuueni_s {for:unicus} d^i filius tuo a|p^tu captus. n) e#et |i eu)</text:p>
            <text:p text:style-name="P99">|ingl_ar&amp; deco2 tuus 2,vltra. ceto^s admira_d9</text:p>
            <text:p text:style-name="P99">n) traxi||3 H_ Aug_9. S3 h_ fo2ta||3 O,aia) nimis</text:p>
            <text:p text:style-name="P99">ing~ta t^. vident^ 2 modica. +pea) audi t^cio</text:p>
            <text:p text:style-name="P99">dedig)ni*te ad mi^abli) qq; tante |implici*t&amp; es.</text:p>
            <text:p text:style-name="P99">q; nl_ pt) domu) me_tis tue inhi_ta^e nil ibi pt)</text:p>
            <text:p text:style-name="P99">ma_|ionem face^. n? |implictas 2 pui?tas t1ni*t&amp;</text:p>
            <text:p text:style-name="P99">et^ne. Ecce q1; dt |pon|us. Ego 2 p2) m_s vei_em9</text:p>
            <text:p text:style-name="P99">ad eu) 2 man|ione_ apud eu) faciem9 Et ali=</text:p>
            <text:p text:style-name="P99">bi ffe|stina_s. de|cende q; in,domo tua o3 me</text:p>
            <text:p text:style-name="P99">mane^ Illabi tm) me_ti tue po||i*le e_ |oli d^o</text:p>
            <text:p text:style-name="P99">q1 hac) c^auit q2 ip_e n. e|t qui vicimo2 i_timo{r?}</text:p>
            <text:p text:style-name="P99">tuo. e#e +hibe^ |ic^ Aug9 te|tat^ Gaude go</text:p>
            <text:p text:style-name="P99">O felix ania) q; potes e_e tanti ho|pit&amp; ho|pi=</text:p>
            <text:p text:style-name="P99">ta. B^nahrdus. O felix aia) q_ co2 |uu) mu)dat</text:p>
            <text:p text:style-name="P99"><text:soft-page-break/>ut inhi_tantem deu) |u|cipiat) .cui9 ho|pes</text:p>
            <text:p text:style-name="P99">nll_o bono indiget qui aucto2em) omi) bono2&amp;</text:p>
            <text:p text:style-name="P99">ni |e bt_ O quam bta) aia) aput q~; d^s r^quie_</text:p>
            <text:p text:style-name="P99">invei_et q2 dice^ p_t Qui c^auit me r?quieuit</text:p>
            <text:p text:style-name="P99">i_,me . Nega^e ei. |i%quidem x*t {?} celi requie_ n) pt)</text:p>
            <text:p text:style-name="P99">qui |ibi in,hac uita .requiem. ni me_te +_paui*t</text:p>
            <text:p text:style-name="P99">H_ b^n?h~2d9 O aia) nimis es auara |i n) |uffic*t</text:p>
            <text:p text:style-name="P99">t^ tanti ho|pit&amp; pn_cia q1 cito 9ni_cat t^ de,bo_is.</text:p>
            <text:p text:style-name="P99">|uis. quia tam pius e|t q; ditab*t te donis.</text:p>
            <text:p text:style-name="P99">|uis. nullo*o dece^t eu) tantu) pn?cipe_ |i dim*t=</text:p>
            <text:p text:style-name="P99"/>
            <text:p text:style-name="P99">{p.188 print p.31 left top}</text:p>
            <text:p text:style-name="P99"/>
            <text:p text:style-name="P99">te^t ho|pite_ |uu) indigente_. Ad%o2na ig^ tha=</text:p>
            <text:p text:style-name="P99">lamu) tuu) 2 |u|cipe regem xp_m. De cuius {ciiiiis} p_:</text:p>
            <text:p text:style-name="P99">|encia exultab*t 2 letabit^ tota familia tua. O</text:p>
            <text:p text:style-name="P99">v^e mira 2 admirabli_s a_ia i*te rex de cuius</text:p>
            <text:p text:style-name="P99">pulch2i*ne. |ol 2 luna miran^. cui9 magni*ne_</text:p>
            <text:p text:style-name="P99">celu) 2 te^a reue^nt^ de,cui9 |api_a cele|tiu) ag=</text:p>
            <text:p text:style-name="P99">m_ia |pirituu) illui_ant^ de cui9 cleme_*a. om_i</text:p>
            <text:p text:style-name="P99">bt_or&amp; collegia |atiant^. Talis tuu) O aia_ de|i=</text:p>
            <text:p text:style-name="P99">da^t ho|pitiu) tuu) cenaclm_ plus q~; cele|te pal=</text:p>
            <text:p text:style-name="P99">laciu) appetit 2 ex%optat. Delicie n. |ue |ut_ e#e</text:p>
            <text:p text:style-name="P99">cu) filijs ho_mi. S3 |i h_ adhuc te n) moue_t,ad</text:p>
            <text:p text:style-name="P99">laudandu) creator2e_ tuu_ Conu^te conte_placo_is</text:p>
            <text:p text:style-name="P99">rediu) ad 4tu) bn_ficiu) 2 recogno|ce q; tante.</text:p>
            <text:p text:style-name="P99">capacitatis es q; nll_a c^atura infra deu) |uffic*t</text:p>
            <text:p text:style-name="P99">|acia^e de|ide2iu_ tuu). Vn) hugo de |to_ victo2e</text:p>
            <text:p text:style-name="P99">Om_is iocunditas oi_s |uauitas oi_s pote_a. om_is</text:p>
            <text:p text:style-name="P99">oplue_*a c^atura2&amp; affice^ co2 hu_anu) pu_t |atia^e</text:p>
            <text:p text:style-name="P99">autem n) pu_t An|helmus. Om_is copia q_ d^s</text:p>
            <text:p text:style-name="P99">n) e_ m1 inopia e_. Et q; 2m btm) Grego2iu) in</text:p>
            <text:p text:style-name="P99">mor&amp;. Anima hua)*a q_ ad,deu) appete_da fca),e_</text:p>
            <text:p text:style-name="P99">q1;%q1; infra deu) appetit minus e_ iure ei n) |uf=</text:p>
            <text:p text:style-name="P99">ficit q; d^s n) e_. Iam ut e|timo. aia) |ufficit t1</text:p>
            <text:p text:style-name="P99">vidist&amp; tuam nobilitate_. q_ e_ valde laudabli_s</text:p>
            <text:p text:style-name="P99">Conu^te nu_c radiu) contemplacoi_s. ad tuam</text:p>
            <text:p text:style-name="P99">|u+ c^aturas +tem. q_ reuera e_. amabli_s Hu=</text:p>
            <text:p text:style-name="P99">go de arra aie_. O ai_a mea qd^. cu) ded*t t1 |pon=</text:p>
            <text:p text:style-name="P99">|us. tuus re|pice^. mu_du) i*tu) om_is n"alis crea=</text:p>
            <text:p text:style-name="P99">tura ad,hu_c finem. cur|u) |uu) dirigit ut tu=</text:p>
            <text:p text:style-name="P99">is vtilitatib9 de|;uiat tuis oblectaco_ib9 |ecu)=</text:p>
            <text:p text:style-name="P99"/>
            <text:p text:style-name="P99">{p.189 print p.31 end, p.32 left top}</text:p>
            <text:p text:style-name="P99"/>
            <text:p text:style-name="P99">det 2 2m di|ti_cco_m tpm) inde|inent? acc^rat vi=</text:p>
            <text:p text:style-name="P99">de iam ai_a mea. 2 diligente2 con|id1a q; c^ator</text:p>
            <text:p text:style-name="P99">tuus rex tuus |pon|us. tuus 2 amicus tuus</text:p>
            <text:p text:style-name="P99">tota) mu_dialem. machina) ad tua) {for:tuum} o2dinauit</text:p>
            <text:p text:style-name="P99">mi_|te2iu). Ecce angli) purgat) 2,infla_ma_t tuu)</text:p>
            <text:p text:style-name="P99">affcm_ illu_iant 2 info2mat_ tuu) intellcm) +:</text:p>
            <text:p text:style-name="P99">ficiut_ 2 cu|todiu_t tuu_ totu) |ubiectu). Magna</text:p>
            <text:p text:style-name="P99">n. e_ di_gnitas. hab^e <text:s/>tle_s docto2es tle_s con|ola=</text:p>
            <text:p text:style-name="P99">to2es. tle_s con|ultoe^s. O aia) |i vid^e po||es q~;to</text:p>
            <text:p text:style-name="P99">gaudio q~;q3 tripudio. angli) a||i|tunt o2a_ti=</text:p>
            <text:p text:style-name="P99">bus. int^%|ut_ meditantib9 q~;to |tudio nos in</text:p>
            <text:p text:style-name="P99">bono. con|;ua_t q~;to de|idi^o nos. 2 nra_m |alute_</text:p>
            <text:p text:style-name="P99">ex|p^tant. Celu) t^ de|;uit +,|uu) motu) lui_a2ia</text:p>
            <text:p text:style-name="P99">celi +,|uu) influxu) Sol cau|at t1 die_ Luna il=</text:p>
            <text:p text:style-name="P99">luminat t1 nocte_. Ignis tp_at t1 aer&amp; frigidi*te_</text:p>
            <text:p text:style-name="P99">Aer t? mitigat ignis int^na) calidi*te Aqua t1</text:p>
            <text:p text:style-name="P99">mu_dat feto2e_. Mitigat t^ |it&amp; ardo2e_. 2 fecu)=</text:p>
            <text:p text:style-name="P99">dat t^re rigo2e_. Te2ra u^o te |u|tentat |ua |oli=</text:p>
            <text:p text:style-name="P99">ditate. recreat |ua fecudi*te delcat) |ua ame=</text:p>
            <text:p text:style-name="P99">nitate. Ecce aia) b2uit? di|curri|ti + |ingla) ab</text:p>
            <text:p text:style-name="P99">infio^2ibus. ad |u+io2a 2 inveni|ti q; om_is c^at"a</text:p>
            <text:p text:style-name="P99">ad huc) finem. ex,di_na o2dinaco_e. cur|u) |uu) di^=</text:p>
            <text:p text:style-name="P99">git qt_s tuis vtilitatib9 de|;%uiat tuis oblta)coi)=</text:p>
            <text:p text:style-name="P99">bus. ind|ine_t^ occ^rat. S3 caue aia) mea. nec</text:p>
            <text:p text:style-name="P99"><text:soft-page-break/>n) |pon|a. |3 adultea^ dica^is |i mune^a dantis</text:p>
            <text:p text:style-name="P99">plus q~; affcm) ama_t&amp; dilig&amp;. Aug9 in,lib*o. Co_fe||3</text:p>
            <text:p text:style-name="P99">Ve t1 aia) |i ob2ras. in ve|tigijs |uis |3 nutus</text:p>
            <text:p text:style-name="P99">|uus. +,eo amas ut tem+alia Lucra recipias</text:p>
            <text:p text:style-name="P99">2 n) adue2tis q1; i_nuat i*a bti)||ima . lux q_ e|t</text:p>
            <text:p text:style-name="P99"/>
            <text:p text:style-name="P99">{p.190 p.32 left bottom / right top}</text:p>
            <text:p text:style-name="P99"/>
            <text:p text:style-name="P99">purga^e me_tis intllge_*a cui9 ve|tigia. 2 nutus</text:p>
            <text:p text:style-name="P99">|unt om_i creatura2&amp; decus. Adhac |i fo2te.</text:p>
            <text:p text:style-name="P99">te igno2as. o pulch^2ima mulie2&amp; egrede^ 2</text:p>
            <text:p text:style-name="P99">abi po|t ve|tigia. gregu) i. ro_nabiliu) c^aturar&amp;</text:p>
            <text:p text:style-name="P99">q_ |unt ve|tigiu) creator&amp;. Tu u^o |peculu) bte_</text:p>
            <text:p text:style-name="P99">t^ni*t&amp; 2go om_ibs di_gnio2 2 excelle_*o2 co_+bar&amp;</text:p>
            <text:p text:style-name="P99">2 pa|ce edos tuos. intra po2tas tuas. id e|t</text:p>
            <text:p text:style-name="P99">co_ue2te cognito_es tuas ad cho2os. angl_o2&amp; q1b9</text:p>
            <text:p text:style-name="P99">queda),mo_. |il_is es in,n"a 2 co_ciuis er&amp; i? gla)</text:p>
            <text:p text:style-name="P99">Ia) |at&amp; |ilui diu%q3 tacui Ia) nuc) cu) ve^cundia.</text:p>
            <text:p text:style-name="P99">2 rubo^e co_pello2. dic^e 2,confitei^ q; ad hanc</text:p>
            <text:p text:style-name="P99">digni*te_ modicu) adu^ti amo2e_ meu) Heu ego,i):</text:p>
            <text:p text:style-name="P99">felix 2 mi|;a^ nimis indigne 2 irreuen?t? me</text:p>
            <text:p text:style-name="P99">p_|titi 2 illabi p_|titui vane 2 negligent?. vixi</text:p>
            <text:p text:style-name="P99">2 ut ver&amp; fateo2 2m Bn^hardu) Qua_to +fec=</text:p>
            <text:p text:style-name="P99">cius digni*to_ mea) a|picio. tanto mag&amp; vita)</text:p>
            <text:p text:style-name="P99">degene2e_ me dixi||e confundo2 2 e2ube|co.</text:p>
            <text:p text:style-name="P99">Timeo .n. q; q~;to grauio2 |it culpa qua_to dig:</text:p>
            <text:p text:style-name="P99">nio2. 2 nobilio2 |it n"a fo2mido q; q~;to maio2</text:p>
            <text:p text:style-name="P99">|it offen|a q~;to maio2 e_. illius qui offendit^</text:p>
            <text:p text:style-name="P99">excelle_*a +time|co. q; qua_to peio2,e_. i_iuria q~;to</text:p>
            <text:p text:style-name="P99">maio2 illius fiu^t cui irrogat^ bn_ficie_*a. Heu heu</text:p>
            <text:p text:style-name="P99">dn_e d^s iam ex,digni*te |ub|tancie +pendo vi=</text:p>
            <text:p text:style-name="P99">litatem. malicie ex,|petio|itate. nat"e cogno|co.</text:p>
            <text:p text:style-name="P99">defo2mitate_ culpe. ex,reco2daco_e bn_fico_2&amp; per:</text:p>
            <text:p text:style-name="P99">cepto2&amp; intll_igo ingratuitate_ fco_2&amp; meo2&amp; Heu</text:p>
            <text:p text:style-name="P99">dn_e d^s meus ve michi mi|ere ia) vid^o iam</text:p>
            <text:p text:style-name="P99">agno|co q; q1;q1; a,|um_o. dato2e +cepi ad v|u)</text:p>
            <text:p text:style-name="P99">uite tn~|ito2ie mi|erabilit? niflexi. ad v|um</text:p>
          </table:table-cell>
          <table:table-cell table:style-name="Table1.B1" office:value-type="string">
            <text:p text:style-name="P7"/>
            <text:p text:style-name="P7"/>
            <text:p text:style-name="P7">Incipit dialogus Bonaventur<text:span text:style-name="T4">a</text:span>e intra animam et rationem</text:p>
            <text:p text:style-name="P7">Qui Imago Vitae Aeternae nuncupatur et<text:span text:style-name="T25">c. Sequitur.</text:span></text:p>
            <text:p text:style-name="P21">Flecto genua mea ad Patrem Domini nostri Iesu </text:p>
            <text:p text:style-name="P21">Christi, a quo omnis paternitas in caelo et in terra </text:p>
            <text:p text:style-name="P21">nominatur, ut det vobis secundum divitias gloriae </text:p>
            <text:p text:style-name="P21">suae virtute corroborari per spiritum eius<text:span text:style-name="T15"> et</text:span> in </text:p>
            <text:p text:style-name="P21">interiori homine, Christum per fidem habitare in cordibus vestris; </text:p>
            <text:p text:style-name="P21">in caritate radicati et fundati, ut possitis <text:span text:style-name="T15">ap</text:span>prehendere </text:p>
            <text:p text:style-name="P22">cum omnibus Sanctis, quae sit longitudo, latitudo, subli<text:span text:style-name="T16">-</text:span></text:p>
            <text:p text:style-name="P22">mitas et profundum, scire etiam supereminentem </text:p>
            <text:p text:style-name="P22">caritatem Christi, ut impleamini in omnem plenitudinem Dei, <text:span text:style-name="T16">etc.</text:span></text:p>
            <text:p text:style-name="P22">ad Ephesios tertio Paulus apostolus, vas aeternae <text:span text:style-name="T16">dilectionis</text:span>, sacra-</text:p>
            <text:p text:style-name="P22">rium divinae sanctificationis, speculum et exemplar supernae </text:p>
            <text:p text:style-name="P22">contemplationis, in <text:span text:style-name="T16">v</text:span>erbis praemissis ostendit nobis </text:p>
            <text:p text:style-name="P23">mentalis exercitationis ortum, obiectum et fructum . Men<text:span text:style-name="T18">-</text:span></text:p>
            <text:p text:style-name="P23">talis enim exercitatio, si debet esse pia et salutifera, oportet, quod </text:p>
            <text:p text:style-name="P23">habeat potentiam supernaturaliter <text:span text:style-name="T18">c</text:span>onfortantem, sapientiam re<text:span text:style-name="T18">-</text:span></text:p>
            <text:p text:style-name="P24">gulantem <text:span text:style-name="T169">{</text:span>et<text:span text:style-name="T169">}</text:span> clementiam consolantem. <text:span text:style-name="T108">[Et] f</text:span>lect<text:span text:style-name="T19">e</text:span> igitur anima </text:p>
            <text:p text:style-name="P24">devota, divinae contemplationis amore <text:span text:style-name="T19">su</text:span>ccensa</text:p>
            <text:p text:style-name="P24">genua mentis ante thronum beatissimae et incomprehensibilis </text:p>
            <text:p text:style-name="P25">Trinitatis, pulset<text:span text:style-name="T20"> sapienter</text:span> <text:span text:style-name="T116">{</text:span>et<text:span text:style-name="T116">}</text:span> postulet <text:s/>humiliter<text:span text:style-name="T20"> </text:span>Dei Patris </text:p>
            <text:p text:style-name="P25">confortatricem potentiam, ne labore depressa su<text:span text:style-name="T20">c</text:span>cum<text:span text:style-name="T20">-</text:span></text:p>
            <text:p text:style-name="P25">ba<text:span text:style-name="T20">t</text:span>; Dei Filii regulatri<text:span text:style-name="T20">c</text:span>em sapientiam, ne errore se<text:span text:style-name="T20">-</text:span></text:p>
            <text:p text:style-name="P25">ducta a veritate deviet; Dei sancti Spiritus consolatricem </text:p>
            <text:p text:style-name="P26">pietatem e<text:span text:style-name="T21">t</text:span> clementiam, ne taedio devicta deficiat. </text:p>
            <text:p text:style-name="P26">Omne enim datum optimum et omne donum perfectum desur<text:span text:style-name="T21">-</text:span></text:p>
            <text:p text:style-name="P27">sum est, descendens a Patre luminum<text:span text:style-name="T22">;</text:span> et secundum Augustinum, </text:p>
            <text:p text:style-name="P27">«omne bonum <text:span text:style-name="T117">{</text:span>nostrum<text:span text:style-name="T117">}</text:span> aut Deus est, aut a Deo est ». Unde non im<text:span text:style-name="T22">-</text:span></text:p>
            <text:p text:style-name="P28">merito in omni boni<text:span text:style-name="T23"> initio</text:span> operis ille invocandus</text:p>
            <text:p text:style-name="P7"/>
            <text:p text:style-name="P7"/>
            <text:p text:style-name="P7"/>
            <text:p text:style-name="P29"><text:span text:style-name="T23">est </text:span>a quo omne bonum originaliter progreditur, <text:span text:style-name="T24">post</text:span> quem </text:p>
            <text:p text:style-name="P29">omne bonum exemplariter producitur, ad quem omne bonum fi<text:span text:style-name="T24">-</text:span></text:p>
            <text:p text:style-name="P29">naliter reducitur. Haec est illa ineffabilis Trinitas, Pat<text:span text:style-name="T24">ris,</text:span></text:p>
            <text:p text:style-name="P29"><text:span text:style-name="T118">[Et] f</text:span>ili<text:span text:style-name="T24">i </text:span>et Spiritus sanct<text:span text:style-name="T24">i</text:span>, quam tangit Apostolus, cum dicit<text:span text:style-name="T24">:</text:span> Flecto ge<text:span text:style-name="T24">-</text:span></text:p>
            <text:p text:style-name="P30">nua mea et<text:span text:style-name="T24">c</text:span>., usque ibi: ut possitis<text:span text:style-name="T26"> comprehendere. </text:span>Secundo </text:p>
            <text:p text:style-name="P30">ostendit istius salutiferae mentalis exercitationis obiectum. Ob<text:span text:style-name="T27">-</text:span></text:p>
            <text:p text:style-name="P30">iectum vero exercitationis devotae mentis <text:span text:style-name="T27">dicuntur</text:span> esse interiora </text:p>
            <text:p text:style-name="P30"><text:span text:style-name="T119">{</text:span>et<text:span text:style-name="T119">}</text:span> exteriora, inferiora et superiora. Debet enim anima devota<text:span text:style-name="T27"> </text:span>per mentale </text:p>
            <text:p text:style-name="P31">exercitium contemplationis radium <text:span text:style-name="T27">d</text:span>eflectere ad interiora </text:p>
            <text:p text:style-name="P31">sua, ut videat, qualiter sit <text:span text:style-name="T27">creata</text:span> per naturam, deformata per </text:p>
            <text:p text:style-name="P30">culpam, reformata per gratiam. Secundo convertere radium con<text:span text:style-name="T27">-</text:span></text:p>
            <text:p text:style-name="P32">templationis ad exteriora, ut cognoscat, quam insta<text:span text:style-name="T28">-</text:span></text:p>
            <text:p text:style-name="P32">bilis sit <text:span text:style-name="T28">humana</text:span> opulentia, quam <text:span text:style-name="T120">[humana] </text:span>muta<text:span text:style-name="T28">-</text:span></text:p>
            <text:p text:style-name="P32">bilis excellentia, quam miserabilis mundana magnificentia. </text:p>
            <text:p text:style-name="P32"><text:span text:style-name="T28">Tertio, d</text:span>ebet <text:span text:style-name="T28">convertere</text:span> radium contemplationis ad inferiora, </text:p>
            <text:p text:style-name="P32">ut intelligat huma<text:span text:style-name="T28">n</text:span>ae mortis inevitabilem necessitatem, </text:p>
            <text:p text:style-name="P32">iudi<text:span text:style-name="T28">c</text:span>ii finalis austeritatem, poenae infernalis in<text:span text:style-name="T28">-</text:span></text:p>
            <text:p text:style-name="P32">tolerabilem <text:span text:style-name="T28">acerbitatem</text:span>. <text:span text:style-name="T28">Quarto,</text:span> <text:span text:style-name="T28">d</text:span>ebet <text:span text:style-name="T28">convertere</text:span> radium </text:p>
            <text:p text:style-name="P33">contemplationis ad superiora, ut cognoscat et sa<text:span text:style-name="T29">-</text:span></text:p>
            <text:p text:style-name="P33">piat caelestis gaudii inaestimabilem pretiositatem, inef<text:span text:style-name="T29">-</text:span></text:p>
            <text:p text:style-name="P33">fabilem delitiositatem et interminabilem aeternitatem. Haec </text:p>
            <text:p text:style-name="P33">est illa crux beata, qua<text:span text:style-name="T29">tuor finibus</text:span> terminata, in qua, o </text:p>
            <text:p text:style-name="P34">anima devo<text:span text:style-name="T29">ta</text:span>, cum tuo dulcissimo sponso Iesu Christo </text:p>
            <text:p text:style-name="P34">debes iugiter meditando pendere. <text:span text:style-name="T30">Hic</text:span> est ille currus </text:p>
            <text:p text:style-name="P34">igneus , qua<text:span text:style-name="T30">t</text:span>uor rotis consummatus, in quo debes post tuum <text:span text:style-name="T30">a</text:span>-</text:p>
            <text:p text:style-name="P34">micum <text:span text:style-name="T30">fidelissimum </text:span>assidue contemplando caeli </text:p>
            <text:p text:style-name="P34">palatium conscendere<text:span text:style-name="T98">.</text:span> Haec est illa quadruplex regio, vi- </text:p>
            <text:p text:style-name="P7"><text:span text:style-name="T30">de</text:span>licet orientalis, occidentalis, aquilonaris et meridio-</text:p>
            <text:p text:style-name="P7"><text:span text:style-name="T30">na</text:span>lis, quam tu, o anima, quotidie debes <text:span text:style-name="T31">quasi </text:span>peregrinan<text:span text:style-name="T31">-</text:span> </text:p>
            <text:p text:style-name="P7"/>
            <text:p text:style-name="P7"/>
            <text:p text:style-name="P7"/>
            <text:p text:style-name="P35"><text:span text:style-name="T31">do incedere</text:span> et tuum dilectum specialissimum in ea </text:p>
            <text:p text:style-name="P35">speculando quaerere et investigare, ut possis dicere cum </text:p>
            <text:p text:style-name="P35"><text:soft-page-break/>sponsa: In lectulo meo quaesivi per noctem<text:span text:style-name="T32">.</text:span> quem diligit </text:p>
            <text:p text:style-name="P35">anima mea. Haec quatuor tangit Apostolus, cum subiungit: Ut </text:p>
            <text:p text:style-name="P35">possitis comprehendere cum omnibus Sanctis, quae sit longitudo, lati<text:span text:style-name="T32">-</text:span></text:p>
            <text:p text:style-name="P35">tudo, sublimitas et profundum . <text:s/>Tertio ostendit fructum </text:p>
            <text:p text:style-name="P35">salutiferae <text:span text:style-name="T32">mentalis </text:span>exerci<text:span text:style-name="T32">t</text:span>a<text:span text:style-name="T32">t</text:span>ionis<text:span text:style-name="T32"> </text:span>si digne et lauda<text:span text:style-name="T32">-</text:span></text:p>
            <text:p text:style-name="P35">biliter exsequatur, est felicitas aeterna, quae est quid optimum<text:span text:style-name="T32">,</text:span></text:p>
            <text:p text:style-name="P36">pulcherrimum et per se sufficientissimum, nullo extra </text:p>
            <text:p text:style-name="P37">se indigens; in qua «videbimus et amabimus, <text:span text:style-name="T34">vitabi-</text:span></text:p>
            <text:p text:style-name="P38"><text:span text:style-name="T34">mus</text:span> et laudabimus» in aeternum <text:span text:style-name="T35">dominum</text:span> qui<text:span text:style-name="T35"> est</text:span> <text:span text:style-name="T35">super animam</text:span></text:p>
            <text:p text:style-name="P38">benedictus in saecula. Hunc fructum promittit Apostolus, </text:p>
            <text:p text:style-name="P7">quando sermonem concludit dicens: Ut impleamini </text:p>
            <text:p text:style-name="P39">in omnem plenitudinem Dei. Hanc plenitudinem tunc inveniemus, </text:p>
            <text:p text:style-name="P39">quando erit voluntati multitudo pacis, rationi plenitudo </text:p>
            <text:p text:style-name="P39">lucis, memoriae continuatio aeternitatis ». Tunc enim erit </text:p>
            <text:p text:style-name="P39"><text:span text:style-name="T36">deus </text:span>omnia in omnibus «cum a ratione omnis error, a voluntate </text:p>
            <text:p text:style-name="P40">omnis dolor et a memoria omnis timor recesserit, </text:p>
            <text:p text:style-name="P40">et successerit illa quam speramus mira serenitas, </text:p>
            <text:p text:style-name="P41">divina iucundi<text:span text:style-name="T98">t</text:span>as, aeterna <text:span text:style-name="T38">satietas</text:span>». <text:s/><text:span text:style-name="T38">H</text:span>unc tractatum, in<text:span text:style-name="T38">-</text:span></text:p>
            <text:p text:style-name="P41">stigante conscientia, pro<text:span text:style-name="T38">pter {</text:span>intentio<text:span text:style-name="T170">}</text:span> simpliciores quosque simplicibus </text:p>
            <text:p text:style-name="P41">verbis de San<text:span text:style-name="T38">ct</text:span>orum didis compilavi per modum cuiusdam </text:p>
            <text:p text:style-name="P41">dialogi, in quo anima devota, veritatis aeternae disci<text:span text:style-name="T38">-</text:span></text:p>
            <text:p text:style-name="P42">pula, meditando interrogat, et homo interior<text:span text:style-name="T39"> </text:span>loquendo </text:p>
            <text:p text:style-name="P43">respondet<text:span text:style-name="T40">.</text:span> Ut autem ad istius mentalis exercitationis </text:p>
            <text:p text:style-name="P43">inaestimabil<text:span text:style-name="T40">iter</text:span> contempla<text:span text:style-name="T40">ndo, humiliter invocando, ac-</text:span> </text:p>
            <text:p text:style-name="P43">cedamus, genua cordis devote flectamus ante thronum </text:p>
            <text:p text:style-name="P43">aeternae Maies<text:span text:style-name="T40">tati</text:span>s, et ante solium individuae Trinitatis </text:p>
            <text:p text:style-name="P7"/>
            <text:p text:style-name="P7"/>
            <text:p text:style-name="P7"/>
            <text:p text:style-name="P8">lacrymis et gemitibus incessanter clamemus, ut Deus </text:p>
            <text:p text:style-name="P8">Pa<text:span text:style-name="T42">t</text:span>er per benedictum suum Filium in Spiritu sancto donet nobis </text:p>
            <text:p text:style-name="P8"><text:span text:style-name="T42">{</text:span>gratiam<text:span text:style-name="T42">}</text:span> exercitandi mentaliter, ut <text:span text:style-name="T42">per hanc</text:span> co<text:span text:style-name="T42">ntingamus</text:span>, </text:p>
            <text:p text:style-name="P44"><text:span text:style-name="T43">ad deum. Q</text:span>ui est omnis desiderii finis et complementum. </text:p>
            <text:p text:style-name="P45"><text:span text:style-name="T45">Anima [dicit] {?}:</text:span> <text:span text:style-name="T46">O</text:span> homo, <text:span text:style-name="T46">dic </text:span>post devotam invocationem </text:p>
            <text:p text:style-name="P45">divinae magnificentiae e<text:span text:style-name="T46">t </text:span>post humilem im<text:span text:style-name="T46">-</text:span></text:p>
            <text:p text:style-name="P46">plorationem aeternae sapientiae et demum post flebilem </text:p>
            <text:p text:style-name="P46">supplicationem supernae pietatis et clementiae, <text:span text:style-name="T47">qualiter </text:span>gra<text:span text:style-name="T47">-</text:span></text:p>
            <text:p text:style-name="P47">tiam <text:span text:style-name="T131">[sanctam] {?} </text:span>exercitandi mentaliter circa hanc quadrupli<text:span text:style-name="T48">-</text:span></text:p>
            <text:p text:style-name="P47">cem materiam, videlicet longitudinis, latitudinis, </text:p>
            <text:p text:style-name="P48">sublimitatis et profunditatis, obtinerem; quo ordine </text:p>
            <text:p text:style-name="P48">inchoem, ne meritum huius exercitationis amittam, </text:p>
            <text:p text:style-name="P48">si indebito ordine ignoranter procedam? «Ordinis </text:p>
            <text:p text:style-name="P48">enim ignorantia, secundum <text:span text:style-name="T49">Bernardum</text:span>, perturbat formam </text:p>
            <text:p text:style-name="P48">meritorum »: «nec reputatur,<text:span text:style-name="T132"> secundum</text:span> eundem, perfecta rei cog<text:span text:style-name="T49">-</text:span></text:p>
            <text:p text:style-name="P48">nitio in nobis existere, cum scimus, quid <text:span text:style-name="T49">est </text:span>faciendum, et </text:p>
            <text:p text:style-name="P49">ignoramus, quo ordine sit procedendum». <text:span text:style-name="T50">Ratio</text:span>. O anima, </text:p>
            <text:p text:style-name="P50">secundum beatum Bernardum ad Eugenium Papam, «a te tua </text:p>
            <text:p text:style-name="P50">consideratio inchoet, ne frustra extendaris ad </text:p>
            <text:p text:style-name="P51">alia, te neglecta». Idem in Meditationibus: «Multi </text:p>
            <text:p text:style-name="P51">multa sciunt <text:span text:style-name="T52">qui</text:span> se ipsos nesciunt, alios inspiciunt </text:p>
            <text:p text:style-name="P51">et se ipsos deserunt, Deum quaerentes per exteriora, dese<text:span text:style-name="T52">-</text:span></text:p>
            <text:p text:style-name="P52">rentes interiora, <text:span text:style-name="T53">{</text:span>quibus interior est Deus<text:span text:style-name="T53">}</text:span>. Idcirco ab exterioribus ad interiora </text:p>
            <text:p text:style-name="P52">redeam<text:span text:style-name="T54">,</text:span> ab inferioribus ad superiora conscendam: ut </text:p>
            <text:p text:style-name="P52">possim cognoscere, unde venio aut quo vado, unde </text:p>
            <text:p text:style-name="P52">sim <text:span text:style-name="T54">aut</text:span> quid sim; et ita per cognitionem mei ad cog<text:span text:style-name="T54">-</text:span></text:p>
            <text:p text:style-name="P53">nitionem ascendam<text:span text:style-name="T172"> </text:span>Dei». <text:span text:style-name="T54">[Hanc Bernardus]. </text:span>Item, C<text:span text:style-name="T99">h</text:span>rysostomus </text:p>
            <text:p text:style-name="P52">super Matthaeum: «Non minima pars philosophiae est cognitio </text:p>
            <text:p text:style-name="P52">sui ». Item, <text:span text:style-name="T54"><text:s/></text:span>Ambrosius <text:span text:style-name="T54">super</text:span> <text:span text:style-name="T54">Exodum{?}</text:span>: « Cognosce, quant<text:span text:style-name="T54">a</text:span> </text:p>
            <text:p text:style-name="P54"/>
            <text:p text:style-name="P54"/>
            <text:p text:style-name="P54"/>
            <text:p text:style-name="P55">sis; <text:span text:style-name="T55"><text:s/></text:span>attende tibi, ut consideres, quid in te intret in cogitatione, </text:p>
            <text:p text:style-name="P55">quid exeat in sermone ». <text:s/>«Vitam igitur tuam, o anima, quotidia<text:span text:style-name="T66">-</text:span></text:p>
            <text:p text:style-name="P55">na discussione examina. Attende diligenter, quantum pro<text:span text:style-name="T55">-</text:span></text:p>
            <text:p text:style-name="P55">ficias <text:span text:style-name="T135">{</text:span>et<text:span text:style-name="T135">}</text:span> quantum deficias; qualis sis in moribus, qualis </text:p>
            <text:p text:style-name="P55">in affectionibus; quam similis Deo et quam dissimilis, quam prope <text:span text:style-name="T55">et</text:span></text:p>
            <text:p text:style-name="P55">quam longe. Illud semper agnosce, quod multo laudabilior </text:p>
            <text:p text:style-name="P56">et melior es, si te cognoscis, quam si, te neglecto, cursum </text:p>
            <text:p text:style-name="P56">siderum, vires herbarum, complexiones hominum, naturas </text:p>
            <text:p text:style-name="P57"><text:soft-page-break/>animalium cognosceres et scientiam omnium caelestium et terrestri<text:span text:style-name="T56">-</text:span></text:p>
            <text:p text:style-name="P57">um haberes. <text:span text:style-name="T56">[Secundum Algazel {?} Homo cognosce te ipsum et</text:span></text:p>
            <text:p text:style-name="P58"><text:span text:style-name="T56">cognosceris omnia.] </text:span>Redde ergo te tibi, et si non semper, saltem </text:p>
            <text:p text:style-name="P58">interdum. Rege tuos affectus, dirige actus, corrige gres-</text:p>
            <text:p text:style-name="P59">sus». Igitur, anima, tene consilia Sanctorum et primo radium con<text:span text:style-name="T59">-</text:span></text:p>
            <text:p text:style-name="P59">templationis converte <text:span text:style-name="T138">[te] </text:span>ad regionem orientalem, hoc </text:p>
            <text:p text:style-name="P60">est ad considerationem tuae conditionis. Diligenter igitur con<text:span text:style-name="T65">-</text:span></text:p>
            <text:p text:style-name="P60">sidera, quam generose a summo Artifice facta sis per naturam, </text:p>
            <text:p text:style-name="P61">quam vitiose a tua voluntate deformata sis per culpam, </text:p>
            <text:p text:style-name="P61">quam gratiose a divina bonitate saepius reformata sis </text:p>
            <text:p text:style-name="P61">per gratiam. Generositas tua naturalis consistit in hoc, </text:p>
            <text:p text:style-name="P61">quia tibi naturaliter ad tui decorem impressa est imago </text:p>
            <text:p text:style-name="P61">beatissimae Trinitatis. Anselmus in Proslogio: «Fateor, </text:p>
            <text:p text:style-name="P61">Domine, et gratias ago, quia me creasti ad imaginem, </text:p>
            <text:p text:style-name="P62">tuam ut tui memor sim, te cogitem, te diligam<text:span text:style-name="T62">,</text:span></text:p>
            <text:p text:style-name="P63"><text:span text:style-name="T62">[te intellegam]</text:span>». <text:span text:style-name="T63"><text:s/></text:span>Bernardus in Meditationibus: «Secundum interiorem </text:p>
            <text:p text:style-name="P63">hominem tria in me invenio, per quae Deum recolo, con<text:span text:style-name="T63">-</text:span></text:p>
            <text:p text:style-name="P63">spicio et concupisco. <text:span text:style-name="T63">[Sunt autem] h</text:span>aec tria intelligentia<text:span text:style-name="T63">,</text:span></text:p>
            <text:p text:style-name="P63"><text:span text:style-name="T63">memoria</text:span> et voluntas. Cum Dei enim <text:span text:style-name="T63">[ipso] {???} </text:span>reminiscor, </text:p>
            <text:p text:style-name="P63">in ipso delector. Intelligentia intueor, quantum in se </text:p>
            <text:p text:style-name="P7"/>
            <text:p text:style-name="P7"/>
            <text:p text:style-name="P7"/>
            <text:p text:style-name="P64">sit incomprehensibilis, quia principium <text:span text:style-name="T67">{</text:span>est<text:span text:style-name="T67">}</text:span> et finis; quantum in An<text:span text:style-name="T67">-</text:span></text:p>
            <text:p text:style-name="P64">gelis desiderabilis, quia desiderant in eum prospicere; quantum </text:p>
            <text:p text:style-name="P64">in Sanctis omnibus delectabilis, quia in eo assidue laetantur; </text:p>
            <text:p text:style-name="P64">in creaturis omnibus admirabilis, quia omnia potenter </text:p>
            <text:p text:style-name="P64">creat, sapienter gubernat, benigne dispensat ». «Cum Deum </text:p>
            <text:p text:style-name="P64">per voluntatem diligo, me <text:span text:style-name="T67">met</text:span>ipsum in eum transformo». Haec </text:p>
            <text:p text:style-name="P65">Bernardus. Recognosce <text:span text:style-name="T143">{</text:span>ergo, o<text:span text:style-name="T143">}</text:span> anima <text:span text:style-name="T143">{</text:span>mea<text:span text:style-name="T143">}</text:span>, q<text:span text:style-name="T68">u</text:span>am mira et inaestimabilis dig<text:span text:style-name="T68">-</text:span></text:p>
            <text:p text:style-name="P65">nitas est, <text:span text:style-name="T68">tunc</text:span> non solum vestigium Creatoris, quod commune est </text:p>
            <text:p text:style-name="P66">omnibus creaturis, sed esse imaginem eius, quod est proprium crea<text:span text:style-name="T69">-</text:span></text:p>
            <text:p text:style-name="P66">turae rationalis. Lauda igitur, anima mea, Dominum, lauda </text:p>
            <text:p text:style-name="P66"><text:span text:style-name="T69">tu </text:span>Sion. « Expergiscere et lauda, exsulta et gaude, quia </text:p>
            <text:p text:style-name="P66">insignita <text:span text:style-name="T146">{</text:span>es<text:span text:style-name="T146">}</text:span> Dei imagine, decorata similitudine, parti<text:span text:style-name="T69">-</text:span></text:p>
            <text:p text:style-name="P66">ceps rationis, capax aeternae beatitudinis». Sed quia haec mo<text:span text:style-name="T69">-</text:span></text:p>
            <text:p text:style-name="P66">dica non immerito forte iudicaretur, si morte fini<text:span text:style-name="T69">-</text:span></text:p>
            <text:p text:style-name="P66">rentur; exsulta et lauda, quia cum praedictis dedit tibi naturam </text:p>
            <text:p text:style-name="P66">immortalem, substantiam incorruptibilem, durationem </text:p>
            <text:p text:style-name="P66">interminabilem, vitam perpetuam. «Imago enim aeternae Trinitatis </text:p>
            <text:p text:style-name="P66">non esses, si termino mortis claudi posses», Augustinus de Tri<text:span text:style-name="T69">-</text:span></text:p>
            <text:p text:style-name="P67">nitate. «O anima, adverte, quod Creator tuus post <text:span text:style-name="T175">{</text:span>illud<text:span text:style-name="T175">}</text:span> esse dedit </text:p>
            <text:p text:style-name="P68">tibi pulcrum esse, dedit tibi perpetuum esse, deditque tibi </text:p>
            <text:p text:style-name="P68">vivere, se<text:span text:style-name="T71">n</text:span>tire, discernere, sensibus te <text:span text:style-name="T71">coronavit</text:span>, </text:p>
            <text:p text:style-name="P68">sapientia illustravit». «Tuam igitur pulcritudinem </text:p>
            <text:p text:style-name="P68">attende, ut i<text:span text:style-name="T71">n</text:span>telligas, qualem pulcritudinem<text:span text:style-name="T71"> </text:span></text:p>
            <text:p text:style-name="P68"><text:span text:style-name="T71">debeas</text:span> diligere. Quodsi temetipsam, ut expedit, con<text:span text:style-name="T71">-</text:span></text:p>
            <text:p text:style-name="P68">templari non sufficis, cur saltem, quid de te aestima<text:span text:style-name="T71">-</text:span></text:p>
            <text:p text:style-name="P68">re debeas, ex iudicio alie<text:span text:style-name="T71">n</text:span>o non perpendis? Spon<text:span text:style-name="T71">-</text:span></text:p>
            <text:p text:style-name="P68">sum habes, de cuius pulcri<text:span text:style-name="T71">t</text:span>udine, si dubitares, </text:p>
            <text:p text:style-name="P69"/>
            <text:p text:style-name="P69"/>
            <text:p text:style-name="P69"/>
            <text:p text:style-name="P70">scire posses, quod tam pulcher, tam formosus, tam </text:p>
            <text:p text:style-name="P70"><text:span text:style-name="T73">iuvenis {</text:span>unicus<text:span text:style-name="T73">}</text:span> Dei Filius tuo aspectu captus non esset, si eum </text:p>
            <text:p text:style-name="P70">singularis decor tuus et ultra ceteros admirandus, </text:p>
            <text:p text:style-name="P70">non traxisset». Haec Augustinus<text:span text:style-name="T73">. </text:span>Sed haec fortasse, o anima nimis </text:p>
            <text:p text:style-name="P71">ingrata, tibi videntur <text:span text:style-name="T74">esse {?} </text:span>modica; propterea audi tertio </text:p>
            <text:p text:style-name="P71"><text:span text:style-name="T74">[de] </text:span>dignitate admirabile: quod tantae simplicitatis es, </text:p>
            <text:p text:style-name="P71">quod nihil potest domum mentis tuae inhabitare, nihil ibi potest </text:p>
            <text:p text:style-name="P7">mansionem facere nisi simplicitas et puritas Trinitatis </text:p>
            <text:p text:style-name="P71">aeternae. Ecce, quid dicit sponsus: Ego et Pater meus veniemus</text:p>
            <text:p text:style-name="P71">ad eum et mansionem apud eum faciemus; et ali<text:span text:style-name="T74">-</text:span></text:p>
            <text:p text:style-name="P71">bi: Festinans descende , quia in domo tua oportet me </text:p>
            <text:p text:style-name="P71">manere. Illabi <text:span text:style-name="T74">tamen {</text:span>enim<text:span text:style-name="T74">}</text:span> menti nulli possibile est soli Deo </text:p>
            <text:p text:style-name="P71">qui eam creavit. <text:span text:style-name="T74">Qui i</text:span>pse enim est qui <text:span text:style-name="T74">vicinior</text:span> intimo </text:p>
            <text:p text:style-name="P71">tuo esse perhibetur, sicut Augustinus testatur. Gaude igitur, </text:p>
            <text:p text:style-name="P71">o felix anima, quod po<text:span text:style-name="T74">t</text:span>es esse ta<text:span text:style-name="T74">n</text:span>ti hospitis hospi<text:span text:style-name="T74">-</text:span></text:p>
            <text:p text:style-name="P71">ta. Bernardus: «O felix anima, quae <text:span text:style-name="T149">{</text:span>quotidie<text:span text:style-name="T149">}</text:span> cor suum mundat, </text:p>
            <text:p text:style-name="P71"><text:soft-page-break/>ut inhabitantem Deum suscipiat, cuius hospes </text:p>
            <text:p text:style-name="P71">nullo bono indiget, quia auctorem omnium bonorum </text:p>
            <text:p text:style-name="P71">in se habet». «O quam beata anima, apud quam Deus requiem </text:p>
            <text:p text:style-name="P71">invenit, quia dicere potest: Qui creavit me requievit </text:p>
            <text:p text:style-name="P71">in <text:span text:style-name="T74">me</text:span>! Negare <text:span text:style-name="T151">ei </text:span>siquidem <text:span text:style-name="T151">[extra] {?}</text:span> caeli requiem non poterit», </text:p>
            <text:p text:style-name="P72">qui sibi in hac vita requiem <text:span text:style-name="T75">[in mente] </text:span>praeparavit. </text:p>
            <text:p text:style-name="P72">Haec Bernardus. O anima, nimis es avara, si non sufficit </text:p>
            <text:p text:style-name="P72">tibi tanti hospitis praesentia, quia scito<text:span text:style-name="T75"> </text:span>communicabit tibi de bonis </text:p>
            <text:p text:style-name="P72">suis; <text:span text:style-name="T75">quia</text:span> tam pius est, quod ditabit te donis </text:p>
            <text:p text:style-name="P72">suis. Nullo <text:span text:style-name="T154">{</text:span>enim modo<text:span text:style-name="T154">}</text:span> deceret <text:span text:style-name="T155">[eum] </text:span>tantum pri<text:span text:style-name="T75">n</text:span>cipem , si dimit<text:span text:style-name="T156">-</text:span></text:p>
            <text:p text:style-name="P73"/>
            <text:p text:style-name="P73"/>
            <text:p text:style-name="P73"/>
            <text:p text:style-name="P74">teret hospit<text:span text:style-name="T79">e</text:span>m suam indigentem. « Adorna igitur tha<text:span text:style-name="T79">-</text:span></text:p>
            <text:p text:style-name="P75">lamum tuum et suscipe regem Christum», de cuius prae<text:span text:style-name="T79">-</text:span></text:p>
            <text:p text:style-name="P75">sentia exsultabit et laetabitur tota familia tua. O </text:p>
            <text:p text:style-name="P75">vere mira et multum admirabilis sententia! «Rex, <text:span text:style-name="T79">de </text:span>cuius </text:p>
            <text:p text:style-name="P76">pulcritudine sol et luna mirantur», cuius magnitudinem </text:p>
            <text:p text:style-name="P77">caelum et terra revere<text:span text:style-name="T80">n</text:span>tur, de cuius sapientia caelestium ag<text:span text:style-name="T81">-</text:span></text:p>
            <text:p text:style-name="P77">mina spirituum illuminantur, de cuius clementia omnium </text:p>
            <text:p text:style-name="P78">Beatorum collegia satiantur, talis tuum, o anima, desi<text:span text:style-name="T82">-</text:span></text:p>
            <text:p text:style-name="P78">derat hospitium, tuum coenaculum plus quam caeleste pal<text:span text:style-name="T82">-</text:span></text:p>
            <text:p text:style-name="P78">atium appetit et exoptat. Deliciae enim suae sunt esse </text:p>
            <text:p text:style-name="P79">cum filiis hominum. Sed si haec adhuc te non movent ad </text:p>
            <text:p text:style-name="P79">laudandum Creatorem tuum, converte contemplationis </text:p>
            <text:p text:style-name="P80">radium ad quartum beneficium et recognosce, quod tantae </text:p>
            <text:p text:style-name="P80">capacitatis es, quod nulla creatura infra Deum sufficit </text:p>
            <text:p text:style-name="P80">sa<text:span text:style-name="T83">t</text:span>iare desiderium<text:span text:style-name="T83"> tuum.</text:span> <text:span text:style-name="T83">[Unde] {?} H</text:span>ugo de S<text:span text:style-name="T159">ancto</text:span> Victore<text:span text:style-name="T178">:</text:span> </text:p>
            <text:p text:style-name="P80">«Omnis iucundi<text:span text:style-name="T83">t</text:span>as, omnis suavitas, omnis <text:span text:style-name="T83">potentia omnis</text:span></text:p>
            <text:p text:style-name="P80"><text:span text:style-name="T83">opulentia</text:span> creaturarum afficere cor humanum <text:span text:style-name="T83">possunt</text:span>, satiare </text:p>
            <text:p text:style-name="P80"><text:span text:style-name="T160">[autem] </text:span>non <text:span text:style-name="T83">possunt</text:span>». Anselmus: «Omnis copia, quae Deus </text:p>
            <text:p text:style-name="P80">non est, mihi inopia est». «Et quia <text:span text:style-name="T83">{</text:span>revera,<text:span text:style-name="T83">}</text:span> secundum <text:span text:style-name="T83">[beatum] </text:span>Gregorium in </text:p>
            <text:p text:style-name="P81">Moralibus, anima humana <text:span text:style-name="T84">[qua] </text:span>ad Deum appetend<text:span text:style-name="T84">a</text:span> facta est, </text:p>
            <text:p text:style-name="P81">quidquid infra Deum appetit, minus est, <text:span text:style-name="T84">{</text:span>ideoque<text:span text:style-name="T84">}</text:span> iure ei non suf<text:span text:style-name="T84">-</text:span></text:p>
            <text:p text:style-name="P81">ficit quod Deus non est». <text:span text:style-name="T84">I</text:span>am, ut aestimo, anima, sufficienter<text:span text:style-name="T84"> te {?}</text:span></text:p>
            <text:p text:style-name="P82">vidisti tuam nobilitatem, quae est valde laudabilis; </text:p>
            <text:p text:style-name="P82">converte nunc radium contemplationis ad tuam </text:p>
            <text:p text:style-name="P82">super creaturas potestatem, quae revera est admirabilis. Hu<text:span text:style-name="T85">-</text:span></text:p>
            <text:p text:style-name="P82">go de Arrha animae: «O anima mea, quid <text:span text:style-name="T162">[cum] </text:span>dedit tibi spon<text:span text:style-name="T85">-</text:span></text:p>
            <text:p text:style-name="P82">sus tuus? Respice mundum istum: omnis natura<text:span text:style-name="T85">lis crea-</text:span></text:p>
            <text:p text:style-name="P82"><text:span text:style-name="T85">tura</text:span> ad hunc finem cursum suum dirigit, ut tu<text:span text:style-name="T85">-</text:span></text:p>
            <text:p text:style-name="P82">is utilitatibus deserviat tuisque oblectamentis secun-</text:p>
            <text:p text:style-name="P7"/>
            <text:p text:style-name="P7"/>
            <text:p text:style-name="P7"/>
            <text:p text:style-name="P83">d<text:span text:style-name="T86">et [et secundum]</text:span> distributionem temporum indesinenter occurrat». Vi<text:span text:style-name="T86">-</text:span></text:p>
            <text:p text:style-name="P83">de iam, anima mea, et diligenter considera, quod Creator </text:p>
            <text:p text:style-name="P83">tuus, rex tuus, sponsus<text:span text:style-name="T163"> [tuus]</text:span> et amicus<text:span text:style-name="T86"> [tuus]</text:span>, </text:p>
            <text:p text:style-name="P83">totam mundialem machinam ad tuum ordinavit </text:p>
            <text:p text:style-name="P83">ministerium<text:span text:style-name="T87">.</text:span> Ecce, Angeli purgant et inflammant <text:span text:style-name="T88">tuum</text:span></text:p>
            <text:p text:style-name="P84">affectum, illuminant et informant tuum intel<text:span text:style-name="T88">l</text:span>ectum, per<text:span text:style-name="T88">-</text:span></text:p>
            <text:p text:style-name="P84">ficiunt et custodiunt tuum <text:span text:style-name="T88">[totum] </text:span>subiectum. Magna </text:p>
            <text:p text:style-name="P85">enim est dignitas habere tales doc<text:span text:style-name="T89">to</text:span>res, tales consola<text:span text:style-name="T89">-</text:span></text:p>
            <text:p text:style-name="P85">tores, tales <text:span text:style-name="T89">consultores</text:span>. «<text:span text:style-name="T89">O</text:span> anima, si videre posses, quanto </text:p>
            <text:p text:style-name="P85">gaudio quantoque tripudio <text:span text:style-name="T164">[angeli] </text:span>assistunt oranti<text:span text:style-name="T89">-</text:span></text:p>
            <text:p text:style-name="P86">bus, intersunt meditantibus, quanto studio nos in </text:p>
            <text:p text:style-name="P86">bono conservant, quanto desiderio nos et nostram salutem </text:p>
            <text:p text:style-name="P86">exspectant»! Caelum tibi deservit per suum motum, luminaria </text:p>
            <text:p text:style-name="P86">caeli per suum influxum, sol causat tibi diem, luna il<text:span text:style-name="T90">-</text:span></text:p>
            <text:p text:style-name="P86">luminat tibi noctem, ignis temperat <text:span text:style-name="T166">[tibi] </text:span>aeris frigiditatem, </text:p>
            <text:p text:style-name="P87">aer tibi mitigat ignis internam caliditatem, aqua tibi </text:p>
            <text:p text:style-name="P87">mundat foetorem, mitigat tibi si<text:span text:style-name="T91">t</text:span>is ardorem et fecun<text:span text:style-name="T91">-</text:span></text:p>
            <text:p text:style-name="P87">dat terrae vigorem. Terra vero te sustentat sua soli<text:span text:style-name="T91">-</text:span></text:p>
            <text:p text:style-name="P88">ditate, recreat sua fertilitate, delectat sua amoe<text:span text:style-name="T92">-</text:span></text:p>
            <text:p text:style-name="P89">nitate. Ecce, anima, breviter discurristi per singula ab </text:p>
            <text:p text:style-name="P89">inferioribus ad superiora et invenisti, quod « omnis creatura </text:p>
            <text:p text:style-name="P89">ad hunc finem ex divina ordinatione cursum suum diri<text:span text:style-name="T93">-</text:span></text:p>
            <text:p text:style-name="P90">git, quatenus tuis utilitatibus deserviat tuis oblecta<text:span text:style-name="T94">tioni-</text:span></text:p>
            <text:p text:style-name="P90"><text:span text:style-name="T94">bus</text:span> indesinenter occurrat». «Sed cave, anima mea, ne </text:p>
            <text:p text:style-name="P7"><text:soft-page-break/>non sponsa, sed adultera dicaris, si munera dantis </text:p>
            <text:p text:style-name="P91">plus quam affectum amantis diligis». Augustinus in libro Confessionum</text:p>
            <text:p text:style-name="P91">«Vae tibi<text:span text:style-name="T95">, anima</text:span>! si oberras in vestigiis suis, si nutus </text:p>
            <text:p text:style-name="P91">suos pro eo amas, ut temporalia lucra recipias, </text:p>
            <text:p text:style-name="P91">et non advertis, quid innuat illa lux beatissima, quae est </text:p>
            <text:p text:style-name="P92"/>
            <text:p text:style-name="P92"/>
            <text:p text:style-name="P92"/>
            <text:p text:style-name="P93">purgatae mentis intelligentia, cuius vestigia et nutus </text:p>
            <text:p text:style-name="P93">sunt omnium creaturarum decus». Adhuc, si forte </text:p>
            <text:p text:style-name="P93">ignoras te, o pulcherrima mulierum , egredere et </text:p>
            <text:p text:style-name="P93">abi post vestigia gregum, id est irrationabilium creaturarum, </text:p>
            <text:p text:style-name="P93">quae sunt vestigium Creatoris <text:span text:style-name="T167">{</text:span>tui<text:span text:style-name="T167">}</text:span>, tu vero speculum beatissimae </text:p>
            <text:p text:style-name="P93">Trinitatis. Ergo omnibus his dignior et excellentior comprobaris. </text:p>
            <text:p text:style-name="P93">Et pasce hoedos <text:span text:style-name="T179">[tuos] intra portas tuas</text:span>, id est, </text:p>
            <text:p text:style-name="P93">converte cogitationes tuas ad choros Angelorum, quibus </text:p>
            <text:p text:style-name="P93">quodam modo similis es in natura et concivis eris in gloria. </text:p>
            <text:p text:style-name="P9">Iam satis silui diuque tacui; iam nunc cum verecundia</text:p>
            <text:p text:style-name="P10">et rubore compellor dicere et confiteri, quod ad hanc</text:p>
            <text:p text:style-name="P10">dignitatem modicum converti amorem meum; heu ego in-</text:p>
            <text:p text:style-name="P10">felix et misera! nimis indigne et irreverenter me </text:p>
            <text:p text:style-name="P11">postiti et illabi prostitui, vane et negligenter vixi.</text:p>
            <text:p text:style-name="P11">Et ut verum fateor, secundum Bernardum, "Quantum perfec-</text:p>
            <text:p text:style-name="P11">tius dignitatem meam aspicio, tanto magis vitam</text:p>
            <text:p text:style-name="P94">degenerem me duxisse confundor et rubesco".</text:p>
            <text:p text:style-name="P94">Timeo etenim, quod quanto gravior sit culpa, quanto dig-</text:p>
            <text:p text:style-name="P94">nior<text:span text:style-name="T9"> et nobilior sit natura. Formido, quod quanto maior</text:span></text:p>
            <text:p text:style-name="P14">sit offensa, quanto maior est illius qui offenditur</text:p>
            <text:p text:style-name="P14">excellentia.<text:span text:style-name="T11"> Pertimesco, quod quanto peior est iniuria, quanto</text:span></text:p>
            <text:p text:style-name="P95">maior illius fuerit cui irrogatur beneficentia. Heu, heu</text:p>
            <text:p text:style-name="P96">Domine D<text:span text:style-name="T96">eu</text:span>s! Iam ex dignitate substantiae perpendo vi-</text:p>
            <text:p text:style-name="P96">litatem malitiae, ex speciositate naturae cognosco</text:p>
            <text:p text:style-name="P19">deformitatem culpae, ex recordatione beneficiorum per<text:span text:style-name="T97">-</text:span></text:p>
            <text:p text:style-name="P19">ceptorum intelligo ingratitudinem factorum meorum. Heu</text:p>
            <text:p text:style-name="P97">Domine Deus meus! Vae mihi miserae! iam video, iam</text:p>
            <text:p text:style-name="P97">agnosco quod "quidquid a summo datore percepi ad usum</text:p>
            <text:p text:style-name="P97">vitae transitoriae, miserabiliter inflexi ad usum</text:p>
          </table:table-cell>
        </table:table-row>
      </table:table>
      <text:p text:style-name="P3"/>
      <text:p text:style-name="P3"/>
      <text:p text:style-name="P4">________</text:p>
      <text:p text:style-name="P4">r 2 differe<text:span text:style-name="T3">n</text:span>t R .<text:span text:style-name="T1"> 2 et . : missing hyphen . - and = hyphen . , missing space .</text:span></text:p>
      <text:p text:style-name="P4">t&amp; tis ligat. . 2&amp; -rum -ris . ^ superscript r . _ macron after first<text:span text:style-name="T77">/central</text:span> char . </text:p>
      <text:p text:style-name="P6">% additional space . <text:s/>? final -r closed loop ligature .</text:p>
      <text:p text:style-name="P4">| long-s . q; quod quem . ~ wavy mac2on .<text:span text:style-name="T8"> " super v (natVra)</text:span></text:p>
      <text:p text:style-name="P4"><text:span text:style-name="T76">. </text:span>9- cum . -9 us . &lt;deleted&gt; . <text:span text:style-name="T78">3 final m . 1 super 'i' .</text:span></text:p>
      <text:p text:style-name="P4">+ per . 1 super-i sometimes for 'r' . ) final curl macron ligature <text:s/>. </text:p>
      <text:p text:style-name="P4"># double macron super= . <text:span text:style-name="T2">* super word suffix .</text:span></text:p>
      <text:p text:style-name="P4">{note}</text:p>
      <text:p text:style-name="P4"/>
      <text:p text:style-name="P4">https://archive.org/details/BonaventuraOpera081898-OpusculaVariaAdTheologiamMysticamEtResOrdinisFratrumMinorumSpectantia/page/n157</text:p>
      <text:p text:style-name="P4"/>
      <text:p text:style-name="P4">https://www.e-codices.unifr.ch/en/csg/0942/18<text:span text:style-name="T200">1</text:span>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23:45.784496015</meta:creation-date>
    <dc:date>2019-11-30T10:32:36.422284591</dc:date>
    <meta:editing-duration>P1DT8H35M44S</meta:editing-duration>
    <meta:editing-cycles>461</meta:editing-cycles>
    <meta:generator>LibreOffice/5.1.6.2$Linux_X86_64 LibreOffice_project/10m0$Build-2</meta:generator>
    <meta:document-statistic meta:table-count="1" meta:image-count="0" meta:object-count="0" meta:page-count="5" meta:paragraph-count="588" meta:word-count="4672" meta:character-count="30631" meta:non-whitespace-character-count="26359"/>
  </office:meta>
</office:document-meta>
</file>